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2.748cm"/>
    </style:style>
    <style:style style:name="co3" style:family="table-column">
      <style:table-column-properties fo:break-before="auto" style:column-width="2.039cm"/>
    </style:style>
    <style:style style:name="co4" style:family="table-column">
      <style:table-column-properties fo:break-before="auto" style:column-width="2.819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1.732cm"/>
    </style:style>
    <style:style style:name="co7" style:family="table-column">
      <style:table-column-properties fo:break-before="auto" style:column-width="2.417cm"/>
    </style:style>
    <style:style style:name="co8" style:family="table-column">
      <style:table-column-properties fo:break-before="auto" style:column-width="3.73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elle_20_Feld">
      <style:table-cell-properties fo:border-bottom="0.035cm solid #000000" fo:border-left="0.071cm solid #000000" fo:border-right="0.035cm solid #000000" fo:border-top="0.071cm solid #000000"/>
    </style:style>
    <style:style style:name="ce2" style:family="table-cell" style:parent-style-name="Pivot_20_Tabelle_20_Kategorie">
      <style:table-cell-properties fo:border-bottom="none" fo:border-left="0.071cm solid #000000" fo:border-right="0.035cm solid #000000" fo:border-top="0.035cm solid #000000"/>
    </style:style>
    <style:style style:name="ce3" style:family="table-cell" style:parent-style-name="Pivot_20_Tabelle_20_Kategorie">
      <style:table-cell-properties fo:border-bottom="none" fo:border-left="0.071cm solid #000000" fo:border-right="0.035cm solid #000000" fo:border-top="none"/>
    </style:style>
    <style:style style:name="ce4" style:family="table-cell" style:parent-style-name="Pivot_20_Tabelle_20_Titel">
      <style:table-cell-properties fo:border-bottom="0.071cm solid #000000" fo:border-left="0.071cm solid #000000" fo:border-right="0.035cm solid #000000" fo:border-top="0.035cm solid #000000"/>
    </style:style>
    <style:style style:name="ce5" style:family="table-cell" style:parent-style-name="Pivot_20_Tabelle_20_Ecke">
      <style:table-cell-properties fo:border-bottom="0.035cm solid #000000" fo:border-left="0.035cm solid #000000" fo:border-right="0.071cm solid #000000" fo:border-top="0.071cm solid #000000"/>
    </style:style>
    <style:style style:name="ce6" style:family="table-cell" style:parent-style-name="Pivot_20_Tabelle_20_Wert">
      <style:table-cell-properties fo:border-bottom="none" fo:border-left="0.035cm solid #000000" fo:border-right="0.071cm solid #000000" fo:border-top="0.035cm solid #000000"/>
    </style:style>
    <style:style style:name="ce7" style:family="table-cell" style:parent-style-name="Pivot_20_Tabelle_20_Wert">
      <style:table-cell-properties fo:border-bottom="none" fo:border-left="0.035cm solid #000000" fo:border-right="0.071cm solid #000000" fo:border-top="none"/>
    </style:style>
    <style:style style:name="ce8" style:family="table-cell" style:parent-style-name="Pivot_20_Tabelle_20_Wert">
      <style:table-cell-properties fo:border-bottom="0.035cm solid #000000" fo:border-left="0.035cm solid #000000" fo:border-right="0.071cm solid #000000" fo:border-top="none"/>
    </style:style>
    <style:style style:name="ce9" style:family="table-cell" style:parent-style-name="Pivot_20_Tabelle_20_Ergebnis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>
            <text:p>dataset</text:p>
          </table:table-cell>
          <table:table-cell office:value-type="string">
            <text:p>duration</text:p>
          </table:table-cell>
          <table:table-cell office:value-type="string">
            <text:p>neighbours</text:p>
          </table:table-cell>
          <table:table-cell office:value-type="string">
            <text:p>max_no_improv</text:p>
          </table:table-cell>
          <table:table-cell office:value-type="string">
            <text:p>max_no_improv_ls</text:p>
          </table:table-cell>
          <table:table-cell office:value-type="string">
            <text:p>iterations</text:p>
          </table:table-cell>
          <table:table-cell office:value-type="string">
            <text:p>best_iteration</text:p>
          </table:table-cell>
          <table:table-cell office:value-type="string">
            <text:p>initial_costs</text:p>
          </table:table-cell>
          <table:table-cell office:value-type="string">
            <text:p>initial_distance</text:p>
          </table:table-cell>
          <table:table-cell office:value-type="string">
            <text:p>best_costs</text:p>
          </table:table-cell>
          <table:table-cell office:value-type="string">
            <text:p>best_distance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283740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1308,5406412794316</text:p>
          </table:table-cell>
          <table:table-cell office:value-type="string">
            <text:p>61,97018506973245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283740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2060">
            <text:p>2060</text:p>
          </table:table-cell>
          <table:table-cell office:value-type="float" office:value="102">
            <text:p>102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375496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712,7434744253865</text:p>
          </table:table-cell>
          <table:table-cell office:value-type="string">
            <text:p>136,2354610081995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375496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066,171985145103</text:p>
          </table:table-cell>
          <table:table-cell office:value-type="string">
            <text:p>166,73292898902943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397503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string">
            <text:p>1707,976465416187</text:p>
          </table:table-cell>
          <table:table-cell office:value-type="string">
            <text:p>83,45119634889858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397503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string">
            <text:p>2065,8099364474656</text:p>
          </table:table-cell>
          <table:table-cell office:value-type="string">
            <text:p>110,98036426006288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31985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257,4088587636966</text:p>
          </table:table-cell>
          <table:table-cell office:value-type="string">
            <text:p>101,48170365181413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31985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773,5779303207205</text:p>
          </table:table-cell>
          <table:table-cell office:value-type="string">
            <text:p>139,2795579484308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429528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725,9397045977896</text:p>
          </table:table-cell>
          <table:table-cell office:value-type="string">
            <text:p>95,6329956769757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429528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046,300209997511</text:p>
          </table:table-cell>
          <table:table-cell office:value-type="string">
            <text:p>120,04462507680822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283569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695,361112824098</text:p>
          </table:table-cell>
          <table:table-cell office:value-type="string">
            <text:p>126,26731035182827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283569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638,4003736106597</text:p>
          </table:table-cell>
          <table:table-cell office:value-type="string">
            <text:p>198,82574939620497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464739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73,196663264696</text:p>
          </table:table-cell>
          <table:table-cell office:value-type="string">
            <text:p>93,06747899524305</text:p>
          </table:table-cell>
          <table:table-cell office:value-type="string">
            <text:p>623,9602596744048</text:p>
          </table:table-cell>
          <table:table-cell office:value-type="string">
            <text:p>43,7079412772948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464739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321,6405876798754</text:p>
          </table:table-cell>
          <table:table-cell office:value-type="string">
            <text:p>114,78372936364796</text:p>
          </table:table-cell>
          <table:table-cell office:value-type="string">
            <text:p>868,8722825824867</text:p>
          </table:table-cell>
          <table:table-cell office:value-type="string">
            <text:p>62,70820393249937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270718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947,7877172499684</text:p>
          </table:table-cell>
          <table:table-cell office:value-type="string">
            <text:p>171,01036449573823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270718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131,100945690361</text:p>
          </table:table-cell>
          <table:table-cell office:value-type="string">
            <text:p>185,09652793027172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426142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683,8819762492267</text:p>
          </table:table-cell>
          <table:table-cell office:value-type="string">
            <text:p>85,3531176904111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426142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503">
            <text:p>2503</text:p>
          </table:table-cell>
          <table:table-cell office:value-type="float" office:value="124">
            <text:p>124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919634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57,0719684111252</text:p>
          </table:table-cell>
          <table:table-cell office:value-type="string">
            <text:p>91,79143165453424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919634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915,01841887749</text:p>
          </table:table-cell>
          <table:table-cell office:value-type="string">
            <text:p>137,16381636729204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244860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755,538676016204</text:p>
          </table:table-cell>
          <table:table-cell office:value-type="string">
            <text:p>125,43243924021698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244860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474">
            <text:p>2474</text:p>
          </table:table-cell>
          <table:table-cell office:value-type="float" office:value="181">
            <text:p>181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682675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2293,762363630591</text:p>
          </table:table-cell>
          <table:table-cell office:value-type="string">
            <text:p>127,20869936893922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682675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3452,9220145231357</text:p>
          </table:table-cell>
          <table:table-cell office:value-type="string">
            <text:p>195,0271699010678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641248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830,829621835104</text:p>
          </table:table-cell>
          <table:table-cell office:value-type="string">
            <text:p>85,54507887702655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641248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767">
            <text:p>2767</text:p>
          </table:table-cell>
          <table:table-cell office:value-type="float" office:value="137">
            <text:p>137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6309231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1754,5283600365199</text:p>
          </table:table-cell>
          <table:table-cell office:value-type="string">
            <text:p>82,76434805340834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6309231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2800,4593827954013</text:p>
          </table:table-cell>
          <table:table-cell office:value-type="string">
            <text:p>142,0384048104053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848218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005,5432541703926</text:p>
          </table:table-cell>
          <table:table-cell office:value-type="string">
            <text:p>93,8700245020139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848218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3407">
            <text:p>3407</text:p>
          </table:table-cell>
          <table:table-cell office:value-type="float" office:value="155">
            <text:p>15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724244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091,9348787009576</text:p>
          </table:table-cell>
          <table:table-cell office:value-type="string">
            <text:p>147,10228812588565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724244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243,1016091646015</text:p>
          </table:table-cell>
          <table:table-cell office:value-type="string">
            <text:p>155,79989332240388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2905087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1701,361405778376</text:p>
          </table:table-cell>
          <table:table-cell office:value-type="string">
            <text:p>77,90614253521073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2905087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1806,317703814081</text:p>
          </table:table-cell>
          <table:table-cell office:value-type="string">
            <text:p>85,41851338394791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335095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2156,146864045062</text:p>
          </table:table-cell>
          <table:table-cell office:value-type="string">
            <text:p>102,99115022968735</text:p>
          </table:table-cell>
          <table:table-cell office:value-type="string">
            <text:p>802,309776430734</text:p>
          </table:table-cell>
          <table:table-cell office:value-type="string">
            <text:p>50,51827591493892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335095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2244,0531369220766</text:p>
          </table:table-cell>
          <table:table-cell office:value-type="string">
            <text:p>107,5880259922545</text:p>
          </table:table-cell>
          <table:table-cell office:value-type="string">
            <text:p>802,309776430734</text:p>
          </table:table-cell>
          <table:table-cell office:value-type="string">
            <text:p>50,51827591493892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192410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947,7877172499684</text:p>
          </table:table-cell>
          <table:table-cell office:value-type="string">
            <text:p>171,01036449573823</text:p>
          </table:table-cell>
          <table:table-cell office:value-type="string">
            <text:p>948,2140409743656</text:p>
          </table:table-cell>
          <table:table-cell office:value-type="string">
            <text:p>63,68222316545004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192410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3735,473945879715</text:p>
          </table:table-cell>
          <table:table-cell office:value-type="string">
            <text:p>230,41434804479937</text:p>
          </table:table-cell>
          <table:table-cell office:value-type="string">
            <text:p>1941,6441100119973</text:p>
          </table:table-cell>
          <table:table-cell office:value-type="string">
            <text:p>142,434107004685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825779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1629,6166066108785</text:p>
          </table:table-cell>
          <table:table-cell office:value-type="string">
            <text:p>78,69976001942153</text:p>
          </table:table-cell>
          <table:table-cell office:value-type="string">
            <text:p>802,309776430734</text:p>
          </table:table-cell>
          <table:table-cell office:value-type="string">
            <text:p>50,51827591493892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825779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1904,857628472105</text:p>
          </table:table-cell>
          <table:table-cell office:value-type="string">
            <text:p>99,34428339022534</text:p>
          </table:table-cell>
          <table:table-cell office:value-type="string">
            <text:p>802,309776430734</text:p>
          </table:table-cell>
          <table:table-cell office:value-type="string">
            <text:p>50,51827591493892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815460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1865,4206596967263</text:p>
          </table:table-cell>
          <table:table-cell office:value-type="string">
            <text:p>131,40585760269718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815460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1876,127037544631</text:p>
          </table:table-cell>
          <table:table-cell office:value-type="string">
            <text:p>132,29683806800546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6679725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977,7612844360546</text:p>
          </table:table-cell>
          <table:table-cell office:value-type="string">
            <text:p>47,29016736596916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6679725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416">
            <text:p>1416</text:p>
          </table:table-cell>
          <table:table-cell office:value-type="float" office:value="66">
            <text:p>66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06347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1267,5392977125684</text:p>
          </table:table-cell>
          <table:table-cell office:value-type="string">
            <text:p>65,12030404725829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06347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244">
            <text:p>1244</text:p>
          </table:table-cell>
          <table:table-cell office:value-type="float" office:value="58">
            <text:p>58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1426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1372,2051841941054</text:p>
          </table:table-cell>
          <table:table-cell office:value-type="string">
            <text:p>66,73651022210932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1426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2160,524758424985</text:p>
          </table:table-cell>
          <table:table-cell office:value-type="string">
            <text:p>107,70820393249936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06562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1622,8289582351792</text:p>
          </table:table-cell>
          <table:table-cell office:value-type="string">
            <text:p>113,96163848198782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06562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2539,2234925906077</text:p>
          </table:table-cell>
          <table:table-cell office:value-type="string">
            <text:p>181,4868329805051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767097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169,0201066071045</text:p>
          </table:table-cell>
          <table:table-cell office:value-type="string">
            <text:p>56,4224445034516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767097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669">
            <text:p>1669</text:p>
          </table:table-cell>
          <table:table-cell office:value-type="float" office:value="81">
            <text:p>81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557899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318,0480799202182</text:p>
          </table:table-cell>
          <table:table-cell office:value-type="string">
            <text:p>77,33568043871313</text:p>
          </table:table-cell>
          <table:table-cell office:value-type="string">
            <text:p>875,1999694589704</text:p>
          </table:table-cell>
          <table:table-cell office:value-type="string">
            <text:p>45,5764179418700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557899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422,88052094712</text:p>
          </table:table-cell>
          <table:table-cell office:value-type="string">
            <text:p>86,08733347564583</text:p>
          </table:table-cell>
          <table:table-cell office:value-type="string">
            <text:p>1429,6362626711111</text:p>
          </table:table-cell>
          <table:table-cell office:value-type="string">
            <text:p>75,385164807134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795911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449,6839709332767</text:p>
          </table:table-cell>
          <table:table-cell office:value-type="string">
            <text:p>103,11975111376199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795911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45,7445651649734</text:p>
          </table:table-cell>
          <table:table-cell office:value-type="string">
            <text:p>141,41640786499875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48988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440,1240344488804</text:p>
          </table:table-cell>
          <table:table-cell office:value-type="string">
            <text:p>73,63085687466184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48988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10,636262671111</text:p>
          </table:table-cell>
          <table:table-cell office:value-type="string">
            <text:p>118,3851648071345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513749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629,6166066108785</text:p>
          </table:table-cell>
          <table:table-cell office:value-type="string">
            <text:p>78,69976001942153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513749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04,857628472105</text:p>
          </table:table-cell>
          <table:table-cell office:value-type="string">
            <text:p>99,34428339022534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444216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720,989833324778</text:p>
          </table:table-cell>
          <table:table-cell office:value-type="string">
            <text:p>128,20949226382572</text:p>
          </table:table-cell>
          <table:table-cell office:value-type="string">
            <text:p>623,9602596744048</text:p>
          </table:table-cell>
          <table:table-cell office:value-type="string">
            <text:p>43,7079412772948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444216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015,3429370551917</text:p>
          </table:table-cell>
          <table:table-cell office:value-type="string">
            <text:p>150,55424381847672</text:p>
          </table:table-cell>
          <table:table-cell office:value-type="string">
            <text:p>868,8722825824867</text:p>
          </table:table-cell>
          <table:table-cell office:value-type="string">
            <text:p>62,70820393249937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200411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393,719536574868</text:p>
          </table:table-cell>
          <table:table-cell office:value-type="string">
            <text:p>66,5011123696344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200411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481,3821406322854</text:p>
          </table:table-cell>
          <table:table-cell office:value-type="string">
            <text:p>69,14624436303977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620290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562,6850746960251</text:p>
          </table:table-cell>
          <table:table-cell office:value-type="string">
            <text:p>111,04584567976968</text:p>
          </table:table-cell>
          <table:table-cell office:value-type="string">
            <text:p>875,1999694589704</text:p>
          </table:table-cell>
          <table:table-cell office:value-type="string">
            <text:p>45,5764179418700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620290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428,8722825824866</text:p>
          </table:table-cell>
          <table:table-cell office:value-type="string">
            <text:p>174,70820393249937</text:p>
          </table:table-cell>
          <table:table-cell office:value-type="string">
            <text:p>1429,6362626711111</text:p>
          </table:table-cell>
          <table:table-cell office:value-type="string">
            <text:p>75,385164807134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087758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70,37599751108</text:p>
          </table:table-cell>
          <table:table-cell office:value-type="string">
            <text:p>157,34166457194544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087758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890">
            <text:p>2890</text:p>
          </table:table-cell>
          <table:table-cell office:value-type="float" office:value="213">
            <text:p>213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058643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24,0399353468006</text:p>
          </table:table-cell>
          <table:table-cell office:value-type="string">
            <text:p>93,02987709619649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058643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125,6345334875145</text:p>
          </table:table-cell>
          <table:table-cell office:value-type="string">
            <text:p>158,2195444572929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7022846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string">
            <text:p>1433,2890135738112</text:p>
          </table:table-cell>
          <table:table-cell office:value-type="string">
            <text:p>79,66482662096409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7022846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string">
            <text:p>1824,8491133978807</text:p>
          </table:table-cell>
          <table:table-cell office:value-type="string">
            <text:p>114,2065556157337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2847992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780,3929380473933</text:p>
          </table:table-cell>
          <table:table-cell office:value-type="string">
            <text:p>89,80798981396518</text:p>
          </table:table-cell>
          <table:table-cell office:value-type="string">
            <text:p>623,9602596744048</text:p>
          </table:table-cell>
          <table:table-cell office:value-type="string">
            <text:p>43,7079412772948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2847992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50,8440412781238</text:p>
          </table:table-cell>
          <table:table-cell office:value-type="string">
            <text:p>103,61396282541239</text:p>
          </table:table-cell>
          <table:table-cell office:value-type="string">
            <text:p>868,8722825824867</text:p>
          </table:table-cell>
          <table:table-cell office:value-type="string">
            <text:p>62,70820393249937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149117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947,7877172499684</text:p>
          </table:table-cell>
          <table:table-cell office:value-type="string">
            <text:p>171,01036449573823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149117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131,100945690361</text:p>
          </table:table-cell>
          <table:table-cell office:value-type="string">
            <text:p>185,09652793027172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45009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831,7391707221211</text:p>
          </table:table-cell>
          <table:table-cell office:value-type="string">
            <text:p>132,6053214684912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45009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465,7445651649737</text:p>
          </table:table-cell>
          <table:table-cell office:value-type="string">
            <text:p>181,41640786499872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6717898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string">
            <text:p>1532,0879902873603</text:p>
          </table:table-cell>
          <table:table-cell office:value-type="string">
            <text:p>74,0193237912732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6717898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string">
            <text:p>2087,4919793631775</text:p>
          </table:table-cell>
          <table:table-cell office:value-type="string">
            <text:p>116,86906744054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6287692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string">
            <text:p>1760,619524062657</text:p>
          </table:table-cell>
          <table:table-cell office:value-type="string">
            <text:p>94,74403741674372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6287692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string">
            <text:p>2107,6160114762224</text:p>
          </table:table-cell>
          <table:table-cell office:value-type="string">
            <text:p>121,92896241034114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924902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683,8819762492267</text:p>
          </table:table-cell>
          <table:table-cell office:value-type="string">
            <text:p>85,3531176904111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924902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503">
            <text:p>2503</text:p>
          </table:table-cell>
          <table:table-cell office:value-type="float" office:value="124">
            <text:p>124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998669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247,361236173768</text:p>
          </table:table-cell>
          <table:table-cell office:value-type="string">
            <text:p>164,57732631676137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998669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881,7445651649737</text:p>
          </table:table-cell>
          <table:table-cell office:value-type="string">
            <text:p>213,41640786499872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871393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1622,1420568925735</text:p>
          </table:table-cell>
          <table:table-cell office:value-type="string">
            <text:p>75,88641092206538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871393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2587,591645848329</text:p>
          </table:table-cell>
          <table:table-cell office:value-type="string">
            <text:p>134,3224755112299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978538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98,4987450122908</text:p>
          </table:table-cell>
          <table:table-cell office:value-type="string">
            <text:p>92,18317280393413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978538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071,8314751886815</text:p>
          </table:table-cell>
          <table:table-cell office:value-type="string">
            <text:p>95,51533837080129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487711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04,256523137768</text:p>
          </table:table-cell>
          <table:table-cell office:value-type="string">
            <text:p>128,77363786999038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487711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507,7010627132813</text:p>
          </table:table-cell>
          <table:table-cell office:value-type="string">
            <text:p>159,98411469048557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583922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513,575946264859</text:p>
          </table:table-cell>
          <table:table-cell office:value-type="string">
            <text:p>83,6469870939587</text:p>
          </table:table-cell>
          <table:table-cell office:value-type="string">
            <text:p>948,2140409743656</text:p>
          </table:table-cell>
          <table:table-cell office:value-type="string">
            <text:p>63,68222316545004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583922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529,5424740982555</text:p>
          </table:table-cell>
          <table:table-cell office:value-type="string">
            <text:p>86,84029266063796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243528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924,0399353468006</text:p>
          </table:table-cell>
          <table:table-cell office:value-type="string">
            <text:p>93,02987709619649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243528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3125,6345334875145</text:p>
          </table:table-cell>
          <table:table-cell office:value-type="string">
            <text:p>158,2195444572929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594785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24,0399353468006</text:p>
          </table:table-cell>
          <table:table-cell office:value-type="string">
            <text:p>93,02987709619649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594785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125,6345334875145</text:p>
          </table:table-cell>
          <table:table-cell office:value-type="string">
            <text:p>158,2195444572929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823149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1924,0399353468006</text:p>
          </table:table-cell>
          <table:table-cell office:value-type="string">
            <text:p>93,02987709619649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823149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3125,6345334875145</text:p>
          </table:table-cell>
          <table:table-cell office:value-type="string">
            <text:p>158,2195444572929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198164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496,0441510907417</text:p>
          </table:table-cell>
          <table:table-cell office:value-type="string">
            <text:p>181,24680534693272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198164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3074,8935798717985</text:p>
          </table:table-cell>
          <table:table-cell office:value-type="string">
            <text:p>225,8124859193699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121611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35,620360897247</text:p>
          </table:table-cell>
          <table:table-cell office:value-type="string">
            <text:p>111,92601061864384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121611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73,7351784438727</text:p>
          </table:table-cell>
          <table:table-cell office:value-type="string">
            <text:p>114,13090752021614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408988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016,8833963605903</text:p>
          </table:table-cell>
          <table:table-cell office:value-type="string">
            <text:p>176,0584875323816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408988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501,9237536717555</text:p>
          </table:table-cell>
          <table:table-cell office:value-type="string">
            <text:p>219,69073327067224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335407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2132,680624664146</text:p>
          </table:table-cell>
          <table:table-cell office:value-type="string">
            <text:p>98,46186070618666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335407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2727,4084671108385</text:p>
          </table:table-cell>
          <table:table-cell office:value-type="string">
            <text:p>128,6307104931120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218167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788,0548797618408</text:p>
          </table:table-cell>
          <table:table-cell office:value-type="string">
            <text:p>128,10882094207494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218167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818,043203219978</text:p>
          </table:table-cell>
          <table:table-cell office:value-type="string">
            <text:p>130,0694414753061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88191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1609,124175076376</text:p>
          </table:table-cell>
          <table:table-cell office:value-type="string">
            <text:p>80,92800444177442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88191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1609,124175076376</text:p>
          </table:table-cell>
          <table:table-cell office:value-type="string">
            <text:p>80,92800444177442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379450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2379,4083748475614</text:p>
          </table:table-cell>
          <table:table-cell office:value-type="string">
            <text:p>109,44605291462494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379450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2379,4083748475614</text:p>
          </table:table-cell>
          <table:table-cell office:value-type="string">
            <text:p>109,44605291462494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008397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2797,149243596411</text:p>
          </table:table-cell>
          <table:table-cell office:value-type="string">
            <text:p>127,95219738087867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008397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3087,4208821243974</text:p>
          </table:table-cell>
          <table:table-cell office:value-type="string">
            <text:p>148,3124179624076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2695308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2695308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504890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948,2140409743656</text:p>
          </table:table-cell>
          <table:table-cell office:value-type="string">
            <text:p>63,68222316545004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504890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011173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string">
            <text:p>1562,6850746960251</text:p>
          </table:table-cell>
          <table:table-cell office:value-type="string">
            <text:p>111,04584567976968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011173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string">
            <text:p>2564,8722825824866</text:p>
          </table:table-cell>
          <table:table-cell office:value-type="string">
            <text:p>190,70820393249937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086652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622,8289582351792</text:p>
          </table:table-cell>
          <table:table-cell office:value-type="string">
            <text:p>113,96163848198782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086652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539,2234925906077</text:p>
          </table:table-cell>
          <table:table-cell office:value-type="string">
            <text:p>181,4868329805051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78630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1475,9901143857148</text:p>
          </table:table-cell>
          <table:table-cell office:value-type="string">
            <text:p>68,93047175766927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78630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674">
            <text:p>1674</text:p>
          </table:table-cell>
          <table:table-cell office:value-type="float" office:value="80">
            <text:p>80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650817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254,4428465933797</text:p>
          </table:table-cell>
          <table:table-cell office:value-type="string">
            <text:p>127,01536416526264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650817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762,479124491064</text:p>
          </table:table-cell>
          <table:table-cell office:value-type="string">
            <text:p>167,0443849909737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376916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string">
            <text:p>1533,0560584831078</text:p>
          </table:table-cell>
          <table:table-cell office:value-type="string">
            <text:p>73,75436492220706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376916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string">
            <text:p>2303,227207546377</text:p>
          </table:table-cell>
          <table:table-cell office:value-type="string">
            <text:p>105,8679622641132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176740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814,3100628753344</text:p>
          </table:table-cell>
          <table:table-cell office:value-type="string">
            <text:p>51,28822177748339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176740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1213,6441100119973</text:p>
          </table:table-cell>
          <table:table-cell office:value-type="string">
            <text:p>86,43410700468536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285732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754,3145236727664</text:p>
          </table:table-cell>
          <table:table-cell office:value-type="string">
            <text:p>130,81584731691854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285732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73,589828369962</text:p>
          </table:table-cell>
          <table:table-cell office:value-type="string">
            <text:p>163,07109206999746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894115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049,8593790865207</text:p>
          </table:table-cell>
          <table:table-cell office:value-type="string">
            <text:p>50,513888793230095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894115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388">
            <text:p>1388</text:p>
          </table:table-cell>
          <table:table-cell office:value-type="float" office:value="78">
            <text:p>78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18066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005,5944306940368</text:p>
          </table:table-cell>
          <table:table-cell office:value-type="string">
            <text:p>59,003602168518256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18066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159,7651633998873</text:p>
          </table:table-cell>
          <table:table-cell office:value-type="string">
            <text:p>71,14206329222046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946260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892,8872284555491</text:p>
          </table:table-cell>
          <table:table-cell office:value-type="string">
            <text:p>89,06149956782946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946260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899,5319313699883</text:p>
          </table:table-cell>
          <table:table-cell office:value-type="string">
            <text:p>152,61172704040348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77109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974,3077752025677</text:p>
          </table:table-cell>
          <table:table-cell office:value-type="string">
            <text:p>51,2429655043532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77109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197,5278637042766</text:p>
          </table:table-cell>
          <table:table-cell office:value-type="string">
            <text:p>71,6989781182043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171711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1351,5310617271348</text:p>
          </table:table-cell>
          <table:table-cell office:value-type="string">
            <text:p>73,72995178749915</text:p>
          </table:table-cell>
          <table:table-cell office:value-type="string">
            <text:p>802,309776430734</text:p>
          </table:table-cell>
          <table:table-cell office:value-type="string">
            <text:p>50,51827591493892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171711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1663,0104223583153</text:p>
          </table:table-cell>
          <table:table-cell office:value-type="string">
            <text:p>80,9003850341683</text:p>
          </table:table-cell>
          <table:table-cell office:value-type="string">
            <text:p>802,309776430734</text:p>
          </table:table-cell>
          <table:table-cell office:value-type="string">
            <text:p>50,51827591493892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903186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959,0159242080609</text:p>
          </table:table-cell>
          <table:table-cell office:value-type="string">
            <text:p>57,54474291406378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903186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1028,7902973396633</text:p>
          </table:table-cell>
          <table:table-cell office:value-type="string">
            <text:p>65,43945168133095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2060829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948,2140409743656</text:p>
          </table:table-cell>
          <table:table-cell office:value-type="string">
            <text:p>63,68222316545004</text:p>
          </table:table-cell>
          <table:table-cell office:value-type="string">
            <text:p>948,2140409743656</text:p>
          </table:table-cell>
          <table:table-cell office:value-type="string">
            <text:p>63,68222316545004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2060829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1941,6441100119973</text:p>
          </table:table-cell>
          <table:table-cell office:value-type="string">
            <text:p>142,43410700468536</text:p>
          </table:table-cell>
          <table:table-cell office:value-type="string">
            <text:p>1941,6441100119973</text:p>
          </table:table-cell>
          <table:table-cell office:value-type="string">
            <text:p>142,434107004685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92789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150,394972214674</text:p>
          </table:table-cell>
          <table:table-cell office:value-type="string">
            <text:p>135,47988622354174</text:p>
          </table:table-cell>
          <table:table-cell office:value-type="string">
            <text:p>875,1999694589704</text:p>
          </table:table-cell>
          <table:table-cell office:value-type="string">
            <text:p>45,5764179418700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92789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388,461709710703</text:p>
          </table:table-cell>
          <table:table-cell office:value-type="string">
            <text:p>158,01988474073755</text:p>
          </table:table-cell>
          <table:table-cell office:value-type="string">
            <text:p>1429,6362626711111</text:p>
          </table:table-cell>
          <table:table-cell office:value-type="string">
            <text:p>75,385164807134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053808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36,652536556491</text:p>
          </table:table-cell>
          <table:table-cell office:value-type="string">
            <text:p>117,14781763049768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053808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3241">
            <text:p>3241</text:p>
          </table:table-cell>
          <table:table-cell office:value-type="float" office:value="171">
            <text:p>171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2692730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623,9602596744048</text:p>
          </table:table-cell>
          <table:table-cell office:value-type="string">
            <text:p>43,70794127729489</text:p>
          </table:table-cell>
          <table:table-cell office:value-type="string">
            <text:p>623,9602596744048</text:p>
          </table:table-cell>
          <table:table-cell office:value-type="string">
            <text:p>43,7079412772948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2692730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868,8722825824867</text:p>
          </table:table-cell>
          <table:table-cell office:value-type="string">
            <text:p>62,70820393249937</text:p>
          </table:table-cell>
          <table:table-cell office:value-type="string">
            <text:p>868,8722825824867</text:p>
          </table:table-cell>
          <table:table-cell office:value-type="string">
            <text:p>62,70820393249937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588908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310,6034997047936</text:p>
          </table:table-cell>
          <table:table-cell office:value-type="string">
            <text:p>124,72024092073121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588908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535,9694029567618</text:p>
          </table:table-cell>
          <table:table-cell office:value-type="string">
            <text:p>141,88694401171233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487168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096,5592869342304</text:p>
          </table:table-cell>
          <table:table-cell office:value-type="string">
            <text:p>109,11614835566441</text:p>
          </table:table-cell>
          <table:table-cell office:value-type="string">
            <text:p>623,9602596744048</text:p>
          </table:table-cell>
          <table:table-cell office:value-type="string">
            <text:p>43,7079412772948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487168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301,145368249748</text:p>
          </table:table-cell>
          <table:table-cell office:value-type="string">
            <text:p>123,32713002754495</text:p>
          </table:table-cell>
          <table:table-cell office:value-type="string">
            <text:p>868,8722825824867</text:p>
          </table:table-cell>
          <table:table-cell office:value-type="string">
            <text:p>62,70820393249937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890847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2269,6261754451907</text:p>
          </table:table-cell>
          <table:table-cell office:value-type="string">
            <text:p>100,2343128615834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890847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2515,5856099730654</text:p>
          </table:table-cell>
          <table:table-cell office:value-type="string">
            <text:p>114,86342439892263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944881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2754,0752840794003</text:p>
          </table:table-cell>
          <table:table-cell office:value-type="string">
            <text:p>150,07605306352303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944881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3828,1080351436167</text:p>
          </table:table-cell>
          <table:table-cell office:value-type="string">
            <text:p>220,0725173866681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645997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782,3820773454574</text:p>
          </table:table-cell>
          <table:table-cell office:value-type="string">
            <text:p>119,66614350805088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645997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499">
            <text:p>2499</text:p>
          </table:table-cell>
          <table:table-cell office:value-type="float" office:value="175">
            <text:p>17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855461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034,2966499271024</text:p>
          </table:table-cell>
          <table:table-cell office:value-type="string">
            <text:p>70,70084863142591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855461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625">
            <text:p>1625</text:p>
          </table:table-cell>
          <table:table-cell office:value-type="float" office:value="115">
            <text:p>115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96124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1693,9024525611053</text:p>
          </table:table-cell>
          <table:table-cell office:value-type="string">
            <text:p>116,45253172088272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96124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1964,8692133138002</text:p>
          </table:table-cell>
          <table:table-cell office:value-type="string">
            <text:p>139,83257498395534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156259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1385,6775574223946</text:p>
          </table:table-cell>
          <table:table-cell office:value-type="string">
            <text:p>82,10526259036847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156259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1855,6374420448965</text:p>
          </table:table-cell>
          <table:table-cell office:value-type="string">
            <text:p>118,8062484748657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706752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496,0441510907417</text:p>
          </table:table-cell>
          <table:table-cell office:value-type="string">
            <text:p>181,24680534693272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706752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121,7445651649737</text:p>
          </table:table-cell>
          <table:table-cell office:value-type="string">
            <text:p>229,41640786499872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747638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011,0486145422324</text:p>
          </table:table-cell>
          <table:table-cell office:value-type="string">
            <text:p>106,79724727246233</text:p>
          </table:table-cell>
          <table:table-cell office:value-type="string">
            <text:p>647,0856839282352</text:p>
          </table:table-cell>
          <table:table-cell office:value-type="string">
            <text:p>40,97324832463399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747638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40,6133319406554</text:p>
          </table:table-cell>
          <table:table-cell office:value-type="string">
            <text:p>122,82951909646613</text:p>
          </table:table-cell>
          <table:table-cell office:value-type="float" office:value="1209">
            <text:p>120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745767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741,9747292009524</text:p>
          </table:table-cell>
          <table:table-cell office:value-type="string">
            <text:p>121,98169036889713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745767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096,947289194932</text:p>
          </table:table-cell>
          <table:table-cell office:value-type="string">
            <text:p>150,4549025431914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2953076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841,3725820408688</text:p>
          </table:table-cell>
          <table:table-cell office:value-type="string">
            <text:p>105,17292173419582</text:p>
          </table:table-cell>
          <table:table-cell office:value-type="string">
            <text:p>948,2140409743656</text:p>
          </table:table-cell>
          <table:table-cell office:value-type="string">
            <text:p>63,68222316545004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2953076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3201,6045383564656</text:p>
          </table:table-cell>
          <table:table-cell office:value-type="string">
            <text:p>188,1472928470851</text:p>
          </table:table-cell>
          <table:table-cell office:value-type="string">
            <text:p>1941,6441100119973</text:p>
          </table:table-cell>
          <table:table-cell office:value-type="string">
            <text:p>142,434107004685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000817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36,652536556491</text:p>
          </table:table-cell>
          <table:table-cell office:value-type="string">
            <text:p>117,14781763049768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000817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3304">
            <text:p>3304</text:p>
          </table:table-cell>
          <table:table-cell office:value-type="float" office:value="174">
            <text:p>174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028569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458,4449280493372</text:p>
          </table:table-cell>
          <table:table-cell office:value-type="string">
            <text:p>70,0149013570459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028569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851">
            <text:p>1851</text:p>
          </table:table-cell>
          <table:table-cell office:value-type="float" office:value="87">
            <text:p>87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055013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137,108767735308</text:p>
          </table:table-cell>
          <table:table-cell office:value-type="string">
            <text:p>168,0065875191196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055013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851,323099595448</text:p>
          </table:table-cell>
          <table:table-cell office:value-type="string">
            <text:p>221,08656269029376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025465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716,6070281277562</text:p>
          </table:table-cell>
          <table:table-cell office:value-type="string">
            <text:p>84,14740061480296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025465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913,900788860503</text:p>
          </table:table-cell>
          <table:table-cell office:value-type="string">
            <text:p>101,74169644144024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265942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47,173598279266</text:p>
          </table:table-cell>
          <table:table-cell office:value-type="string">
            <text:p>92,72782963386636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265942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372,6863281289625</text:p>
          </table:table-cell>
          <table:table-cell office:value-type="string">
            <text:p>112,317849017407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75131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447,6972616382413</text:p>
          </table:table-cell>
          <table:table-cell office:value-type="string">
            <text:p>96,04153615210409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75131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771">
            <text:p>1771</text:p>
          </table:table-cell>
          <table:table-cell office:value-type="float" office:value="119">
            <text:p>119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477066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2496,0441510907417</text:p>
          </table:table-cell>
          <table:table-cell office:value-type="string">
            <text:p>181,24680534693272</text:p>
          </table:table-cell>
          <table:table-cell office:value-type="string">
            <text:p>763,0990929832058</text:p>
          </table:table-cell>
          <table:table-cell office:value-type="string">
            <text:p>40,42295786358738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477066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3121,7445651649737</text:p>
          </table:table-cell>
          <table:table-cell office:value-type="string">
            <text:p>229,41640786499872</text:p>
          </table:table-cell>
          <table:table-cell office:value-type="float" office:value="1099">
            <text:p>10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3955114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590,5597813204963</text:p>
          </table:table-cell>
          <table:table-cell office:value-type="string">
            <text:p>111,49256505476083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3955114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25,7445651649734</text:p>
          </table:table-cell>
          <table:table-cell office:value-type="string">
            <text:p>137,4164078649987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161210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string">
            <text:p>1182,6489517987084</text:p>
          </table:table-cell>
          <table:table-cell office:value-type="string">
            <text:p>84,71436424058709</text:p>
          </table:table-cell>
          <table:table-cell office:value-type="string">
            <text:p>704,3506312780435</text:p>
          </table:table-cell>
          <table:table-cell office:value-type="string">
            <text:p>33,576578089134706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161210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string">
            <text:p>1554,065553302467</text:p>
          </table:table-cell>
          <table:table-cell office:value-type="string">
            <text:p>113,22887041691419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564760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string">
            <text:p>1101,2259626261084</text:p>
          </table:table-cell>
          <table:table-cell office:value-type="string">
            <text:p>54,02531146267902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564760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2029">
            <text:p>2029</text:p>
          </table:table-cell>
          <table:table-cell office:value-type="float" office:value="101">
            <text:p>101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</text:p>
          </table:table-cell>
          <table:table-cell office:value-type="string">
            <text:p>0,16172047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string">
            <text:p>1555,0965108402831</text:p>
          </table:table-cell>
          <table:table-cell office:value-type="string">
            <text:p>89,59636991098691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s+</text:p>
          </table:table-cell>
          <table:table-cell office:value-type="string">
            <text:p>0,16172047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string">
            <text:p>2668,5870838031187</text:p>
          </table:table-cell>
          <table:table-cell office:value-type="string">
            <text:p>164,4924225024706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36854610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2564,8722825824866</text:p>
          </table:table-cell>
          <table:table-cell office:value-type="string">
            <text:p>190,70820393249937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29404199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001,86890422961</text:p>
          </table:table-cell>
          <table:table-cell office:value-type="string">
            <text:p>133,295630140987</text:p>
          </table:table-cell>
          <table:table-cell office:value-type="string">
            <text:p>894,8013732677313</text:p>
          </table:table-cell>
          <table:table-cell office:value-type="string">
            <text:p>48,9458667797389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03721434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68,0895108557497</text:p>
          </table:table-cell>
          <table:table-cell office:value-type="string">
            <text:p>123,52576273429966</text:p>
          </table:table-cell>
          <table:table-cell office:value-type="string">
            <text:p>894,8013732677313</text:p>
          </table:table-cell>
          <table:table-cell office:value-type="string">
            <text:p>48,9458667797389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7049821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019,9277003469078</text:p>
          </table:table-cell>
          <table:table-cell office:value-type="string">
            <text:p>145,43908891458577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75462323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111,3994497926315</text:p>
          </table:table-cell>
          <table:table-cell office:value-type="string">
            <text:p>75,770329614269</text:p>
          </table:table-cell>
          <table:table-cell office:value-type="string">
            <text:p>1086,3994497926315</text:p>
          </table:table-cell>
          <table:table-cell office:value-type="string">
            <text:p>73,770329614269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9,16609041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string">
            <text:p>3131,100945690361</text:p>
          </table:table-cell>
          <table:table-cell office:value-type="string">
            <text:p>185,09652793027172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37955941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917,3913584091108</text:p>
          </table:table-cell>
          <table:table-cell office:value-type="string">
            <text:p>51,32989251668289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76724765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536,0370544138655</text:p>
          </table:table-cell>
          <table:table-cell office:value-type="string">
            <text:p>95,35112632601972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86720287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341,5119703372143</text:p>
          </table:table-cell>
          <table:table-cell office:value-type="string">
            <text:p>112,44934938339964</text:p>
          </table:table-cell>
          <table:table-cell office:value-type="float" office:value="836">
            <text:p>8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14539462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office:value-type="float" office:value="118">
            <text:p>118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22583903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134,4033174866267</text:p>
          </table:table-cell>
          <table:table-cell office:value-type="string">
            <text:p>97,34742623386443</text:p>
          </table:table-cell>
          <table:table-cell office:value-type="string">
            <text:p>1191,5223349984456</text:p>
          </table:table-cell>
          <table:table-cell office:value-type="string">
            <text:p>75,107778081552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27474376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061,623985642551</text:p>
          </table:table-cell>
          <table:table-cell office:value-type="string">
            <text:p>116,07495318350237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6,94075504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128,79690093371</text:p>
          </table:table-cell>
          <table:table-cell office:value-type="string">
            <text:p>195,9706902837697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94602679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2784,591185525459</text:p>
          </table:table-cell>
          <table:table-cell office:value-type="string">
            <text:p>150,11823710509185</text:p>
          </table:table-cell>
          <table:table-cell office:value-type="string">
            <text:p>894,8013732677313</text:p>
          </table:table-cell>
          <table:table-cell office:value-type="string">
            <text:p>48,9458667797389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15738573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string">
            <text:p>2004,814898831862</text:p>
          </table:table-cell>
          <table:table-cell office:value-type="string">
            <text:p>104,7402230847821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50642001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125,6345334875145</text:p>
          </table:table-cell>
          <table:table-cell office:value-type="string">
            <text:p>158,2195444572929</text:p>
          </table:table-cell>
          <table:table-cell office:value-type="string">
            <text:p>802,309776430734</text:p>
          </table:table-cell>
          <table:table-cell office:value-type="string">
            <text:p>50,51827591493892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60312578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220,8714258352293</text:p>
          </table:table-cell>
          <table:table-cell office:value-type="string">
            <text:p>167,09441439304985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89915728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2178,2666615376725</text:p>
          </table:table-cell>
          <table:table-cell office:value-type="string">
            <text:p>114,40175425099139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05759124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10,636262671111</text:p>
          </table:table-cell>
          <table:table-cell office:value-type="string">
            <text:p>118,385164807134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10,05555875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string">
            <text:p>2182,319077123564</text:p>
          </table:table-cell>
          <table:table-cell office:value-type="string">
            <text:p>116,56102834535696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55113153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446,412104289766</text:p>
          </table:table-cell>
          <table:table-cell office:value-type="string">
            <text:p>132,32455532033674</text:p>
          </table:table-cell>
          <table:table-cell office:value-type="string">
            <text:p>894,8013732677313</text:p>
          </table:table-cell>
          <table:table-cell office:value-type="string">
            <text:p>48,9458667797389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70875647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2294,7113409116364</text:p>
          </table:table-cell>
          <table:table-cell office:value-type="string">
            <text:p>132,27707499215902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6,90008640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818,043203219978</text:p>
          </table:table-cell>
          <table:table-cell office:value-type="string">
            <text:p>130,06944147530615</text:p>
          </table:table-cell>
          <table:table-cell office:value-type="string">
            <text:p>1334,3393670989615</text:p>
          </table:table-cell>
          <table:table-cell office:value-type="string">
            <text:p>66,45796331509813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30516866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2895,3831091344773</text:p>
          </table:table-cell>
          <table:table-cell office:value-type="string">
            <text:p>165,5920044964788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41788595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201,6045383564656</text:p>
          </table:table-cell>
          <table:table-cell office:value-type="string">
            <text:p>188,1472928470851</text:p>
          </table:table-cell>
          <table:table-cell office:value-type="string">
            <text:p>1191,5223349984456</text:p>
          </table:table-cell>
          <table:table-cell office:value-type="string">
            <text:p>75,107778081552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86520730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915,01841887749</text:p>
          </table:table-cell>
          <table:table-cell office:value-type="string">
            <text:p>137,16381636729204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1266031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1980,0395489871944</text:p>
          </table:table-cell>
          <table:table-cell office:value-type="string">
            <text:p>123,11788835798552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55516065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728,412485569953</text:p>
          </table:table-cell>
          <table:table-cell office:value-type="string">
            <text:p>139,0831891575846</text:p>
          </table:table-cell>
          <table:table-cell office:value-type="string">
            <text:p>1086,3994497926315</text:p>
          </table:table-cell>
          <table:table-cell office:value-type="string">
            <text:p>73,770329614269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81391222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2921,664540116947</text:p>
          </table:table-cell>
          <table:table-cell office:value-type="string">
            <text:p>197,0146363948464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80654082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851">
            <text:p>1851</text:p>
          </table:table-cell>
          <table:table-cell office:value-type="float" office:value="87">
            <text:p>87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9,73031920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string">
            <text:p>3647,389420366525</text:p>
          </table:table-cell>
          <table:table-cell office:value-type="string">
            <text:p>207,56964824892907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59978867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028,052021108495</text:p>
          </table:table-cell>
          <table:table-cell office:value-type="string">
            <text:p>123,44203987130277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6642400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736,249150389232</text:p>
          </table:table-cell>
          <table:table-cell office:value-type="string">
            <text:p>174,23142132143374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10392852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989,2102481407214</text:p>
          </table:table-cell>
          <table:table-cell office:value-type="string">
            <text:p>179,6144468921843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08255877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847,9405592545384</text:p>
          </table:table-cell>
          <table:table-cell office:value-type="string">
            <text:p>117,48091292813278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62573129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210,3479788778816</text:p>
          </table:table-cell>
          <table:table-cell office:value-type="string">
            <text:p>83,10420382294328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10,40079544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string">
            <text:p>2178,2666615376725</text:p>
          </table:table-cell>
          <table:table-cell office:value-type="string">
            <text:p>114,40175425099139</text:p>
          </table:table-cell>
          <table:table-cell office:value-type="string">
            <text:p>802,309776430734</text:p>
          </table:table-cell>
          <table:table-cell office:value-type="string">
            <text:p>50,51827591493892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27227531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515,5856099730654</text:p>
          </table:table-cell>
          <table:table-cell office:value-type="string">
            <text:p>114,86342439892263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2654638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2032,9505704896399</text:p>
          </table:table-cell>
          <table:table-cell office:value-type="string">
            <text:p>135,94800646600453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062899912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1387">
            <text:p>1387</text:p>
          </table:table-cell>
          <table:table-cell office:value-type="float" office:value="95">
            <text:p>95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8525369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3604,9708734432215</text:p>
          </table:table-cell>
          <table:table-cell office:value-type="string">
            <text:p>216,85575587824866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600763853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string">
            <text:p>2428,8722825824866</text:p>
          </table:table-cell>
          <table:table-cell office:value-type="string">
            <text:p>174,70820393249937</text:p>
          </table:table-cell>
          <table:table-cell office:value-type="string">
            <text:p>802,309776430734</text:p>
          </table:table-cell>
          <table:table-cell office:value-type="string">
            <text:p>50,51827591493892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342572374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2773,5779303207205</text:p>
          </table:table-cell>
          <table:table-cell office:value-type="string">
            <text:p>139,2795579484308</text:p>
          </table:table-cell>
          <table:table-cell office:value-type="string">
            <text:p>1086,3994497926315</text:p>
          </table:table-cell>
          <table:table-cell office:value-type="string">
            <text:p>73,770329614269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6,87944548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529,5424740982555</text:p>
          </table:table-cell>
          <table:table-cell office:value-type="string">
            <text:p>86,84029266063796</text:p>
          </table:table-cell>
          <table:table-cell office:value-type="string">
            <text:p>1191,5223349984456</text:p>
          </table:table-cell>
          <table:table-cell office:value-type="string">
            <text:p>75,107778081552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60661465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17,220776561059</text:p>
          </table:table-cell>
          <table:table-cell office:value-type="string">
            <text:p>114,7413682328559</text:p>
          </table:table-cell>
          <table:table-cell office:value-type="string">
            <text:p>1334,3393670989615</text:p>
          </table:table-cell>
          <table:table-cell office:value-type="string">
            <text:p>66,45796331509813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6,956176971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503">
            <text:p>2503</text:p>
          </table:table-cell>
          <table:table-cell office:value-type="float" office:value="124">
            <text:p>124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346924686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2058,6375036455966</text:p>
          </table:table-cell>
          <table:table-cell office:value-type="string">
            <text:p>128,9440096648769</text:p>
          </table:table-cell>
          <table:table-cell office:value-type="string">
            <text:p>1191,5223349984456</text:p>
          </table:table-cell>
          <table:table-cell office:value-type="string">
            <text:p>75,107778081552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772132307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849,641519409532</text:p>
          </table:table-cell>
          <table:table-cell office:value-type="string">
            <text:p>91,38602607632507</text:p>
          </table:table-cell>
          <table:table-cell office:value-type="string">
            <text:p>1191,5223349984456</text:p>
          </table:table-cell>
          <table:table-cell office:value-type="string">
            <text:p>75,107778081552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9,739763428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string">
            <text:p>2178,2666615376725</text:p>
          </table:table-cell>
          <table:table-cell office:value-type="string">
            <text:p>114,40175425099139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226015909</text:p>
          </table:table-cell>
          <table:table-cell office:value-type="string">
            <text:p>1,,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915,01841887749</text:p>
          </table:table-cell>
          <table:table-cell office:value-type="string">
            <text:p>137,16381636729204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2,182402303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string">
            <text:p>1274,2725253422223</text:p>
          </table:table-cell>
          <table:table-cell office:value-type="string">
            <text:p>76,770329614269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1,24285979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9">
            <text:p>9</text:p>
          </table:table-cell>
          <table:table-cell office:value-type="string">
            <text:p>3514,4495860217808</text:p>
          </table:table-cell>
          <table:table-cell office:value-type="string">
            <text:p>173,65129204415626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2,234098782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string">
            <text:p>1904,0779206613943</text:p>
          </table:table-cell>
          <table:table-cell office:value-type="string">
            <text:p>102,07562276692195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5,512032596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string">
            <text:p>2921,664540116947</text:p>
          </table:table-cell>
          <table:table-cell office:value-type="string">
            <text:p>197,0146363948464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3,320195728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string">
            <text:p>1266,1331408278734</text:p>
          </table:table-cell>
          <table:table-cell office:value-type="string">
            <text:p>66,4274486857727</text:p>
          </table:table-cell>
          <table:table-cell office:value-type="string">
            <text:p>802,309776430734</text:p>
          </table:table-cell>
          <table:table-cell office:value-type="string">
            <text:p>50,51827591493892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0,832375638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string">
            <text:p>2675,2234925906077</text:p>
          </table:table-cell>
          <table:table-cell office:value-type="string">
            <text:p>197,4868329805051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3,930959976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64">
            <text:p>164</text:p>
          </table:table-cell>
          <table:table-cell office:value-type="float" office:value="11">
            <text:p>11</text:p>
          </table:table-cell>
          <table:table-cell office:value-type="string">
            <text:p>1562,3255431684697</text:p>
          </table:table-cell>
          <table:table-cell office:value-type="string">
            <text:p>95,89425596550076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4,864926326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string">
            <text:p>1945,7445651649734</text:p>
          </table:table-cell>
          <table:table-cell office:value-type="string">
            <text:p>141,41640786499875</text:p>
          </table:table-cell>
          <table:table-cell office:value-type="string">
            <text:p>894,8013732677313</text:p>
          </table:table-cell>
          <table:table-cell office:value-type="string">
            <text:p>48,9458667797389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1,790110424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string">
            <text:p>1085,9012102345584</text:p>
          </table:table-cell>
          <table:table-cell office:value-type="string">
            <text:p>77,22105039202118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2,95110421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string">
            <text:p>3632,0836044857047</text:p>
          </table:table-cell>
          <table:table-cell office:value-type="string">
            <text:p>172,17003578109046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1,061399833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string">
            <text:p>2004,814898831862</text:p>
          </table:table-cell>
          <table:table-cell office:value-type="string">
            <text:p>104,7402230847821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2,662695999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851">
            <text:p>1851</text:p>
          </table:table-cell>
          <table:table-cell office:value-type="float" office:value="87">
            <text:p>87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2,827151392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string">
            <text:p>2117,9019513592784</text:p>
          </table:table-cell>
          <table:table-cell office:value-type="string">
            <text:p>93,49509756796392</text:p>
          </table:table-cell>
          <table:table-cell office:value-type="float" office:value="836">
            <text:p>8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3,253416943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9">
            <text:p>9</text:p>
          </table:table-cell>
          <table:table-cell office:value-type="string">
            <text:p>2915,01841887749</text:p>
          </table:table-cell>
          <table:table-cell office:value-type="string">
            <text:p>137,16381636729204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2,004019172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string">
            <text:p>1432,3904356407902</text:p>
          </table:table-cell>
          <table:table-cell office:value-type="string">
            <text:p>80,52195634409773</text:p>
          </table:table-cell>
          <table:table-cell office:value-type="float" office:value="836">
            <text:p>8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1,478169444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string">
            <text:p>2728,412485569953</text:p>
          </table:table-cell>
          <table:table-cell office:value-type="string">
            <text:p>139,0831891575846</text:p>
          </table:table-cell>
          <table:table-cell office:value-type="string">
            <text:p>1191,5223349984456</text:p>
          </table:table-cell>
          <table:table-cell office:value-type="string">
            <text:p>75,107778081552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1,951014864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string">
            <text:p>2516,445428131892</text:p>
          </table:table-cell>
          <table:table-cell office:value-type="string">
            <text:p>161,49028657170243</text:p>
          </table:table-cell>
          <table:table-cell office:value-type="string">
            <text:p>1086,3994497926315</text:p>
          </table:table-cell>
          <table:table-cell office:value-type="string">
            <text:p>73,770329614269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2,949610876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float" office:value="9">
            <text:p>9</text:p>
          </table:table-cell>
          <table:table-cell office:value-type="float" office:value="3470">
            <text:p>3470</text:p>
          </table:table-cell>
          <table:table-cell office:value-type="float" office:value="158">
            <text:p>158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1,683000035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string">
            <text:p>2388,461709710703</text:p>
          </table:table-cell>
          <table:table-cell office:value-type="string">
            <text:p>158,01988474073755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23,352854736</text:p>
          </table:table-cell>
          <table:table-cell office:value-type="string">
            <text:p>1,,17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64">
            <text:p>164</text:p>
          </table:table-cell>
          <table:table-cell office:value-type="float" office:value="11">
            <text:p>11</text:p>
          </table:table-cell>
          <table:table-cell office:value-type="string">
            <text:p>2341,5119703372143</text:p>
          </table:table-cell>
          <table:table-cell office:value-type="string">
            <text:p>112,44934938339964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703522259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428,8722825824866</text:p>
          </table:table-cell>
          <table:table-cell office:value-type="string">
            <text:p>174,70820393249937</text:p>
          </table:table-cell>
          <table:table-cell office:value-type="string">
            <text:p>894,8013732677313</text:p>
          </table:table-cell>
          <table:table-cell office:value-type="string">
            <text:p>48,9458667797389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6,90404624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734,026649058023</text:p>
          </table:table-cell>
          <table:table-cell office:value-type="string">
            <text:p>80,32779025383245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373537442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501,6250804728006</text:p>
          </table:table-cell>
          <table:table-cell office:value-type="string">
            <text:p>121,07610576984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802944333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058,1665510863984</text:p>
          </table:table-cell>
          <table:table-cell office:value-type="string">
            <text:p>75,16227766016837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98990833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1806,317703814081</text:p>
          </table:table-cell>
          <table:table-cell office:value-type="string">
            <text:p>85,41851338394791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309756602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04,857628472105</text:p>
          </table:table-cell>
          <table:table-cell office:value-type="string">
            <text:p>99,34428339022534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367013813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635">
            <text:p>2635</text:p>
          </table:table-cell>
          <table:table-cell office:value-type="float" office:value="191">
            <text:p>191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623706828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74,015779579816</text:p>
          </table:table-cell>
          <table:table-cell office:value-type="string">
            <text:p>102,18218941488897</text:p>
          </table:table-cell>
          <table:table-cell office:value-type="float" office:value="836">
            <text:p>8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801971944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string">
            <text:p>2178,2666615376725</text:p>
          </table:table-cell>
          <table:table-cell office:value-type="string">
            <text:p>114,40175425099139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192498097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2830">
            <text:p>2830</text:p>
          </table:table-cell>
          <table:table-cell office:value-type="float" office:value="140">
            <text:p>140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541541077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3470">
            <text:p>3470</text:p>
          </table:table-cell>
          <table:table-cell office:value-type="float" office:value="158">
            <text:p>158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34159306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047,3814916948977</text:p>
          </table:table-cell>
          <table:table-cell office:value-type="string">
            <text:p>166,0471640902601</text:p>
          </table:table-cell>
          <table:table-cell office:value-type="float" office:value="836">
            <text:p>8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30649238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675,2234925906077</text:p>
          </table:table-cell>
          <table:table-cell office:value-type="string">
            <text:p>197,4868329805051</text:p>
          </table:table-cell>
          <table:table-cell office:value-type="string">
            <text:p>1191,5223349984456</text:p>
          </table:table-cell>
          <table:table-cell office:value-type="string">
            <text:p>75,107778081552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550856784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string">
            <text:p>1266,1331408278734</text:p>
          </table:table-cell>
          <table:table-cell office:value-type="string">
            <text:p>66,4274486857727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642181607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1529,5424740982555</text:p>
          </table:table-cell>
          <table:table-cell office:value-type="string">
            <text:p>86,84029266063796</text:p>
          </table:table-cell>
          <table:table-cell office:value-type="string">
            <text:p>802,309776430734</text:p>
          </table:table-cell>
          <table:table-cell office:value-type="string">
            <text:p>50,51827591493892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37290899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890">
            <text:p>2890</text:p>
          </table:table-cell>
          <table:table-cell office:value-type="float" office:value="213">
            <text:p>213</text:p>
          </table:table-cell>
          <table:table-cell office:value-type="string">
            <text:p>1334,3393670989615</text:p>
          </table:table-cell>
          <table:table-cell office:value-type="string">
            <text:p>66,45796331509813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734631415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470,5830629374195</text:p>
          </table:table-cell>
          <table:table-cell office:value-type="string">
            <text:p>156,18458800362643</text:p>
          </table:table-cell>
          <table:table-cell office:value-type="string">
            <text:p>556,5270268524557</text:p>
          </table:table-cell>
          <table:table-cell office:value-type="string">
            <text:p>38,360583474096885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529246319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349,4618629566958</text:p>
          </table:table-cell>
          <table:table-cell office:value-type="string">
            <text:p>190,3238075793812</text:p>
          </table:table-cell>
          <table:table-cell office:value-type="string">
            <text:p>1086,3994497926315</text:p>
          </table:table-cell>
          <table:table-cell office:value-type="string">
            <text:p>73,770329614269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417214379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171">
            <text:p>2171</text:p>
          </table:table-cell>
          <table:table-cell office:value-type="float" office:value="111">
            <text:p>111</text:p>
          </table:table-cell>
          <table:table-cell office:value-type="string">
            <text:p>1086,3994497926315</text:p>
          </table:table-cell>
          <table:table-cell office:value-type="string">
            <text:p>73,770329614269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003837451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2477,2565602326044</text:p>
          </table:table-cell>
          <table:table-cell office:value-type="string">
            <text:p>122,72370984772085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35582816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34,4033174866267</text:p>
          </table:table-cell>
          <table:table-cell office:value-type="string">
            <text:p>97,34742623386443</text:p>
          </table:table-cell>
          <table:table-cell office:value-type="string">
            <text:p>1191,5223349984456</text:p>
          </table:table-cell>
          <table:table-cell office:value-type="string">
            <text:p>75,107778081552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530623302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117,9019513592784</text:p>
          </table:table-cell>
          <table:table-cell office:value-type="string">
            <text:p>93,49509756796392</text:p>
          </table:table-cell>
          <table:table-cell office:value-type="float" office:value="836">
            <text:p>8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771168367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string">
            <text:p>2294,7113409116364</text:p>
          </table:table-cell>
          <table:table-cell office:value-type="string">
            <text:p>132,27707499215902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472312195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2542">
            <text:p>2542</text:p>
          </table:table-cell>
          <table:table-cell office:value-type="float" office:value="130">
            <text:p>130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968467249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string">
            <text:p>1354,2426152428</text:p>
          </table:table-cell>
          <table:table-cell office:value-type="string">
            <text:p>81,74667338559458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356760433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258,080039669701</text:p>
          </table:table-cell>
          <table:table-cell office:value-type="string">
            <text:p>62,0748909571652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944596355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3388,74884606723</text:p>
          </table:table-cell>
          <table:table-cell office:value-type="string">
            <text:p>176,8689560831299</text:p>
          </table:table-cell>
          <table:table-cell office:value-type="string">
            <text:p>1033,1665510863984</text:p>
          </table:table-cell>
          <table:table-cell office:value-type="string">
            <text:p>73,16227766016837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6,977430779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1925,5489059530246</text:p>
          </table:table-cell>
          <table:table-cell office:value-type="string">
            <text:p>138,20752932379406</text:p>
          </table:table-cell>
          <table:table-cell office:value-type="string">
            <text:p>1334,3393670989615</text:p>
          </table:table-cell>
          <table:table-cell office:value-type="string">
            <text:p>66,45796331509813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8,199012086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string">
            <text:p>2301,6087214122113</text:p>
          </table:table-cell>
          <table:table-cell office:value-type="string">
            <text:p>124,4536240470737</text:p>
          </table:table-cell>
          <table:table-cell office:value-type="float" office:value="766">
            <text:p>76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kas_4</text:p>
          </table:table-cell>
          <table:table-cell office:value-type="string">
            <text:p>7,281563638</text:p>
          </table:table-cell>
          <table:table-cell office:value-type="string">
            <text:p>71,,7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2004,814898831862</text:p>
          </table:table-cell>
          <table:table-cell office:value-type="string">
            <text:p>104,7402230847821</text:p>
          </table:table-cell>
          <table:table-cell office:value-type="string">
            <text:p>1007,901516908344</text:p>
          </table:table-cell>
          <table:table-cell office:value-type="string">
            <text:p>70,62521525802828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9888684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string">
            <text:p>5071,687504363854</text:p>
          </table:table-cell>
          <table:table-cell office:value-type="string">
            <text:p>357,2763475267217</text:p>
          </table:table-cell>
          <table:table-cell office:value-type="string">
            <text:p>1803,8547515286602</text:p>
          </table:table-cell>
          <table:table-cell office:value-type="string">
            <text:p>179,1992337737935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9888684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string">
            <text:p>6592,205602868661</text:p>
          </table:table-cell>
          <table:table-cell office:value-type="string">
            <text:p>481,46553182448315</text:p>
          </table:table-cell>
          <table:table-cell office:value-type="string">
            <text:p>2367,328847176675</text:p>
          </table:table-cell>
          <table:table-cell office:value-type="string">
            <text:p>235,86186314638988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7321250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string">
            <text:p>3778,103150095931</text:p>
          </table:table-cell>
          <table:table-cell office:value-type="string">
            <text:p>286,50306626468466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7321250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string">
            <text:p>4031,9175315367934</text:p>
          </table:table-cell>
          <table:table-cell office:value-type="string">
            <text:p>304,7487032358413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3641866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string">
            <text:p>4203,231043726771</text:p>
          </table:table-cell>
          <table:table-cell office:value-type="string">
            <text:p>319,9320838993148</text:p>
          </table:table-cell>
          <table:table-cell office:value-type="string">
            <text:p>1761,5769257086893</text:p>
          </table:table-cell>
          <table:table-cell office:value-type="string">
            <text:p>180,0381753186256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3641866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string">
            <text:p>4918,061620013995</text:p>
          </table:table-cell>
          <table:table-cell office:value-type="string">
            <text:p>390,39549062843383</text:p>
          </table:table-cell>
          <table:table-cell office:value-type="string">
            <text:p>2292,93239924613</text:p>
          </table:table-cell>
          <table:table-cell office:value-type="string">
            <text:p>225,3551524192173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40831924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74">
            <text:p>174</text:p>
          </table:table-cell>
          <table:table-cell office:value-type="float" office:value="72">
            <text:p>72</text:p>
          </table:table-cell>
          <table:table-cell office:value-type="string">
            <text:p>3255,9685767600777</text:p>
          </table:table-cell>
          <table:table-cell office:value-type="string">
            <text:p>312,54575115540274</text:p>
          </table:table-cell>
          <table:table-cell office:value-type="string">
            <text:p>1679,7014878456375</text:p>
          </table:table-cell>
          <table:table-cell office:value-type="string">
            <text:p>197,089623811351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40831924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74">
            <text:p>174</text:p>
          </table:table-cell>
          <table:table-cell office:value-type="float" office:value="72">
            <text:p>72</text:p>
          </table:table-cell>
          <table:table-cell office:value-type="string">
            <text:p>3927,8093737974755</text:p>
          </table:table-cell>
          <table:table-cell office:value-type="string">
            <text:p>388,2789642410933</text:p>
          </table:table-cell>
          <table:table-cell office:value-type="string">
            <text:p>2229,8822509939087</text:p>
          </table:table-cell>
          <table:table-cell office:value-type="string">
            <text:p>267,313708498984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8833815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 office:value-type="string">
            <text:p>4098,170605231896</text:p>
          </table:table-cell>
          <table:table-cell office:value-type="string">
            <text:p>357,28015670641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8833815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 office:value-type="string">
            <text:p>5553,483001959262</text:p>
          </table:table-cell>
          <table:table-cell office:value-type="string">
            <text:p>441,89943847410495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13263382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47">
            <text:p>47</text:p>
          </table:table-cell>
          <table:table-cell office:value-type="string">
            <text:p>4453,133577756677</text:p>
          </table:table-cell>
          <table:table-cell office:value-type="string">
            <text:p>332,50329062599747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13263382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47">
            <text:p>47</text:p>
          </table:table-cell>
          <table:table-cell office:value-type="string">
            <text:p>5144,062709757488</text:p>
          </table:table-cell>
          <table:table-cell office:value-type="string">
            <text:p>402,5954740448533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3693697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office:value-type="string">
            <text:p>5280,384120884619</text:p>
          </table:table-cell>
          <table:table-cell office:value-type="string">
            <text:p>410,6700653885354</text:p>
          </table:table-cell>
          <table:table-cell office:value-type="string">
            <text:p>1594,5595060840676</text:p>
          </table:table-cell>
          <table:table-cell office:value-type="string">
            <text:p>175,4011756449829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3693697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office:value-type="string">
            <text:p>5945,2185815807225</text:p>
          </table:table-cell>
          <table:table-cell office:value-type="string">
            <text:p>472,38500594988</text:p>
          </table:table-cell>
          <table:table-cell office:value-type="string">
            <text:p>2201,9648340567237</text:p>
          </table:table-cell>
          <table:table-cell office:value-type="string">
            <text:p>240,260286748265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18426726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  <table:table-cell office:value-type="string">
            <text:p>2949,7069080058154</text:p>
          </table:table-cell>
          <table:table-cell office:value-type="string">
            <text:p>305,1561881358446</text:p>
          </table:table-cell>
          <table:table-cell office:value-type="string">
            <text:p>1534,7819545291336</text:p>
          </table:table-cell>
          <table:table-cell office:value-type="string">
            <text:p>168,7725903822015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18426726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  <table:table-cell office:value-type="string">
            <text:p>3499,8447582443423</text:p>
          </table:table-cell>
          <table:table-cell office:value-type="string">
            <text:p>385,19062347589636</text:p>
          </table:table-cell>
          <table:table-cell office:value-type="string">
            <text:p>1947,9411254969543</text:p>
          </table:table-cell>
          <table:table-cell office:value-type="string">
            <text:p>215,313708498984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8385624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33">
            <text:p>33</text:p>
          </table:table-cell>
          <table:table-cell office:value-type="string">
            <text:p>4050,4773110175674</text:p>
          </table:table-cell>
          <table:table-cell office:value-type="string">
            <text:p>245,82575305447358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8385624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33">
            <text:p>33</text:p>
          </table:table-cell>
          <table:table-cell office:value-type="string">
            <text:p>5151,948227506829</text:p>
          </table:table-cell>
          <table:table-cell office:value-type="string">
            <text:p>322,7233132496399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23775833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56">
            <text:p>56</text:p>
          </table:table-cell>
          <table:table-cell office:value-type="string">
            <text:p>3778,8852013939213</text:p>
          </table:table-cell>
          <table:table-cell office:value-type="string">
            <text:p>274,19172109669665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23775833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56">
            <text:p>56</text:p>
          </table:table-cell>
          <table:table-cell office:value-type="string">
            <text:p>4933,98479081583</text:p>
          </table:table-cell>
          <table:table-cell office:value-type="string">
            <text:p>404,31497796303984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8028269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3578,994100591958</text:p>
          </table:table-cell>
          <table:table-cell office:value-type="string">
            <text:p>302,9912524561056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8028269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float" office:value="5318">
            <text:p>5318</text:p>
          </table:table-cell>
          <table:table-cell office:value-type="float" office:value="454">
            <text:p>454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48443490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92">
            <text:p>192</text:p>
          </table:table-cell>
          <table:table-cell office:value-type="float" office:value="90">
            <text:p>90</text:p>
          </table:table-cell>
          <table:table-cell office:value-type="string">
            <text:p>4080,0099820622886</text:p>
          </table:table-cell>
          <table:table-cell office:value-type="string">
            <text:p>279,5545571201253</text:p>
          </table:table-cell>
          <table:table-cell office:value-type="string">
            <text:p>1696,9040174845475</text:p>
          </table:table-cell>
          <table:table-cell office:value-type="string">
            <text:p>192,265136874558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48443490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92">
            <text:p>192</text:p>
          </table:table-cell>
          <table:table-cell office:value-type="float" office:value="90">
            <text:p>90</text:p>
          </table:table-cell>
          <table:table-cell office:value-type="string">
            <text:p>5042,83808561231</text:p>
          </table:table-cell>
          <table:table-cell office:value-type="string">
            <text:p>381,9153373666297</text:p>
          </table:table-cell>
          <table:table-cell office:value-type="string">
            <text:p>2163,011593977903</text:p>
          </table:table-cell>
          <table:table-cell office:value-type="string">
            <text:p>244,84769963764853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0126730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string">
            <text:p>5445,003610670825</text:p>
          </table:table-cell>
          <table:table-cell office:value-type="string">
            <text:p>342,3093231128425</text:p>
          </table:table-cell>
          <table:table-cell office:value-type="string">
            <text:p>1793,945518757355</text:p>
          </table:table-cell>
          <table:table-cell office:value-type="string">
            <text:p>205,490649094098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0126730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string">
            <text:p>5743,722668778036</text:p>
          </table:table-cell>
          <table:table-cell office:value-type="string">
            <text:p>357,94309658390904</text:p>
          </table:table-cell>
          <table:table-cell office:value-type="float" office:value="2350">
            <text:p>2350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2,20409220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85">
            <text:p>285</text:p>
          </table:table-cell>
          <table:table-cell office:value-type="float" office:value="183">
            <text:p>183</text:p>
          </table:table-cell>
          <table:table-cell office:value-type="string">
            <text:p>3452,0997927431386</text:p>
          </table:table-cell>
          <table:table-cell office:value-type="string">
            <text:p>256,76773057572467</text:p>
          </table:table-cell>
          <table:table-cell office:value-type="string">
            <text:p>1503,068538609019</text:p>
          </table:table-cell>
          <table:table-cell office:value-type="string">
            <text:p>163,2137959961247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2,20409220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85">
            <text:p>285</text:p>
          </table:table-cell>
          <table:table-cell office:value-type="float" office:value="183">
            <text:p>183</text:p>
          </table:table-cell>
          <table:table-cell office:value-type="string">
            <text:p>3972,077469223108</text:p>
          </table:table-cell>
          <table:table-cell office:value-type="string">
            <text:p>299,9676182227623</text:p>
          </table:table-cell>
          <table:table-cell office:value-type="float" office:value="2012">
            <text:p>2012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7032860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 office:value-type="string">
            <text:p>3313,6994387546647</text:p>
          </table:table-cell>
          <table:table-cell office:value-type="string">
            <text:p>273,86934374113486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7032860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 office:value-type="string">
            <text:p>3914,8690047052323</text:p>
          </table:table-cell>
          <table:table-cell office:value-type="string">
            <text:p>327,3275967161082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3881223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office:value-type="float" office:value="75">
            <text:p>75</text:p>
          </table:table-cell>
          <table:table-cell office:value-type="string">
            <text:p>5809,3102879386115</text:p>
          </table:table-cell>
          <table:table-cell office:value-type="string">
            <text:p>406,6808967591083</text:p>
          </table:table-cell>
          <table:table-cell office:value-type="string">
            <text:p>1860,7352414825623</text:p>
          </table:table-cell>
          <table:table-cell office:value-type="string">
            <text:p>185,5505028211853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3881223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office:value-type="float" office:value="75">
            <text:p>75</text:p>
          </table:table-cell>
          <table:table-cell office:value-type="string">
            <text:p>7522,4292212279415</text:p>
          </table:table-cell>
          <table:table-cell office:value-type="string">
            <text:p>558,4020957677834</text:p>
          </table:table-cell>
          <table:table-cell office:value-type="string">
            <text:p>2389,873375173509</text:p>
          </table:table-cell>
          <table:table-cell office:value-type="string">
            <text:p>239,24352145496462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3373372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4195,003366221846</text:p>
          </table:table-cell>
          <table:table-cell office:value-type="string">
            <text:p>307,89754463045716</text:p>
          </table:table-cell>
          <table:table-cell office:value-type="string">
            <text:p>1679,7014878456375</text:p>
          </table:table-cell>
          <table:table-cell office:value-type="string">
            <text:p>197,089623811351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3373372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4760,463408820114</text:p>
          </table:table-cell>
          <table:table-cell office:value-type="string">
            <text:p>378,97595398137037</text:p>
          </table:table-cell>
          <table:table-cell office:value-type="string">
            <text:p>2229,8822509939087</text:p>
          </table:table-cell>
          <table:table-cell office:value-type="string">
            <text:p>267,313708498984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22019785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float" office:value="63">
            <text:p>63</text:p>
          </table:table-cell>
          <table:table-cell office:value-type="string">
            <text:p>4415,022334164313</text:p>
          </table:table-cell>
          <table:table-cell office:value-type="string">
            <text:p>353,5109670330669</text:p>
          </table:table-cell>
          <table:table-cell office:value-type="string">
            <text:p>1803,8547515286602</text:p>
          </table:table-cell>
          <table:table-cell office:value-type="string">
            <text:p>179,1992337737935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22019785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float" office:value="63">
            <text:p>63</text:p>
          </table:table-cell>
          <table:table-cell office:value-type="string">
            <text:p>5873,453585621097</text:p>
          </table:table-cell>
          <table:table-cell office:value-type="string">
            <text:p>493,2330535350551</text:p>
          </table:table-cell>
          <table:table-cell office:value-type="string">
            <text:p>2367,328847176675</text:p>
          </table:table-cell>
          <table:table-cell office:value-type="string">
            <text:p>235,86186314638988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75116953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4522,116977561975</text:p>
          </table:table-cell>
          <table:table-cell office:value-type="string">
            <text:p>282,0642661900969</text:p>
          </table:table-cell>
          <table:table-cell office:value-type="string">
            <text:p>1793,945518757355</text:p>
          </table:table-cell>
          <table:table-cell office:value-type="string">
            <text:p>205,490649094098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75116953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4636,6769401087995</text:p>
          </table:table-cell>
          <table:table-cell office:value-type="string">
            <text:p>293,52026244477935</text:p>
          </table:table-cell>
          <table:table-cell office:value-type="float" office:value="2350">
            <text:p>2350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2887924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2642,0354960086975</text:p>
          </table:table-cell>
          <table:table-cell office:value-type="string">
            <text:p>268,9143342951375</text:p>
          </table:table-cell>
          <table:table-cell office:value-type="string">
            <text:p>1430,2666810842793</text:p>
          </table:table-cell>
          <table:table-cell office:value-type="string">
            <text:p>152,4060816991551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2887924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3412,7060626928055</text:p>
          </table:table-cell>
          <table:table-cell office:value-type="string">
            <text:p>356,28785984909257</text:p>
          </table:table-cell>
          <table:table-cell office:value-type="string">
            <text:p>1960,1855912710002</text:p>
          </table:table-cell>
          <table:table-cell office:value-type="string">
            <text:p>211,27238237758067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29754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string">
            <text:p>4684,379902549451</text:p>
          </table:table-cell>
          <table:table-cell office:value-type="string">
            <text:p>317,91640273545323</text:p>
          </table:table-cell>
          <table:table-cell office:value-type="string">
            <text:p>1594,5595060840676</text:p>
          </table:table-cell>
          <table:table-cell office:value-type="string">
            <text:p>175,4011756449829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29754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string">
            <text:p>6152,878408304042</text:p>
          </table:table-cell>
          <table:table-cell office:value-type="string">
            <text:p>444,5789810734684</text:p>
          </table:table-cell>
          <table:table-cell office:value-type="string">
            <text:p>2201,9648340567237</text:p>
          </table:table-cell>
          <table:table-cell office:value-type="string">
            <text:p>240,260286748265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26098404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float" office:value="63">
            <text:p>63</text:p>
          </table:table-cell>
          <table:table-cell office:value-type="string">
            <text:p>3611,7364618440524</text:p>
          </table:table-cell>
          <table:table-cell office:value-type="string">
            <text:p>464,17194748762023</text:p>
          </table:table-cell>
          <table:table-cell office:value-type="string">
            <text:p>1594,5595060840676</text:p>
          </table:table-cell>
          <table:table-cell office:value-type="string">
            <text:p>175,4011756449829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26098404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float" office:value="63">
            <text:p>63</text:p>
          </table:table-cell>
          <table:table-cell office:value-type="string">
            <text:p>4021,3485953708973</text:p>
          </table:table-cell>
          <table:table-cell office:value-type="string">
            <text:p>503,35877000324393</text:p>
          </table:table-cell>
          <table:table-cell office:value-type="string">
            <text:p>2201,9648340567237</text:p>
          </table:table-cell>
          <table:table-cell office:value-type="string">
            <text:p>240,260286748265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9522613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  <table:table-cell office:value-type="string">
            <text:p>3571,0230496062504</text:p>
          </table:table-cell>
          <table:table-cell office:value-type="string">
            <text:p>316,3436063152902</text:p>
          </table:table-cell>
          <table:table-cell office:value-type="string">
            <text:p>1503,068538609019</text:p>
          </table:table-cell>
          <table:table-cell office:value-type="string">
            <text:p>163,2137959961247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9522613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42">
            <text:p>42</text:p>
          </table:table-cell>
          <table:table-cell office:value-type="string">
            <text:p>5136,689357911778</text:p>
          </table:table-cell>
          <table:table-cell office:value-type="string">
            <text:p>452,36341374336047</text:p>
          </table:table-cell>
          <table:table-cell office:value-type="float" office:value="2012">
            <text:p>2012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4355266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4665,078264218664</text:p>
          </table:table-cell>
          <table:table-cell office:value-type="string">
            <text:p>340,7105640279691</text:p>
          </table:table-cell>
          <table:table-cell office:value-type="string">
            <text:p>1920,115437636874</text:p>
          </table:table-cell>
          <table:table-cell office:value-type="string">
            <text:p>211,8274485115819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4355266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6169,344621722181</text:p>
          </table:table-cell>
          <table:table-cell office:value-type="string">
            <text:p>495,9295629418329</text:p>
          </table:table-cell>
          <table:table-cell office:value-type="string">
            <text:p>2006,2430048402548</text:p>
          </table:table-cell>
          <table:table-cell office:value-type="string">
            <text:p>224,3484638425561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1333123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5089,140393720104</text:p>
          </table:table-cell>
          <table:table-cell office:value-type="string">
            <text:p>384,4407279951767</text:p>
          </table:table-cell>
          <table:table-cell office:value-type="string">
            <text:p>1710,6280860229529</text:p>
          </table:table-cell>
          <table:table-cell office:value-type="string">
            <text:p>185,6450650263337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1333123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7352,921052536672</text:p>
          </table:table-cell>
          <table:table-cell office:value-type="string">
            <text:p>543,1408105580995</text:p>
          </table:table-cell>
          <table:table-cell office:value-type="string">
            <text:p>1976,716633121078</text:p>
          </table:table-cell>
          <table:table-cell office:value-type="string">
            <text:p>227,3785635112434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4700520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string">
            <text:p>4940,649153099185</text:p>
          </table:table-cell>
          <table:table-cell office:value-type="string">
            <text:p>421,59742107991036</text:p>
          </table:table-cell>
          <table:table-cell office:value-type="string">
            <text:p>1735,152728069318</text:p>
          </table:table-cell>
          <table:table-cell office:value-type="string">
            <text:p>192,49530985700682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4700520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string">
            <text:p>6097,224876241216</text:p>
          </table:table-cell>
          <table:table-cell office:value-type="string">
            <text:p>472,728447172103</text:p>
          </table:table-cell>
          <table:table-cell office:value-type="string">
            <text:p>2283,3310501211927</text:p>
          </table:table-cell>
          <table:table-cell office:value-type="string">
            <text:p>269,1655250605964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6703482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string">
            <text:p>5336,031419392521</text:p>
          </table:table-cell>
          <table:table-cell office:value-type="string">
            <text:p>465,5624752737143</text:p>
          </table:table-cell>
          <table:table-cell office:value-type="string">
            <text:p>1594,5595060840676</text:p>
          </table:table-cell>
          <table:table-cell office:value-type="string">
            <text:p>175,4011756449829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6703482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string">
            <text:p>6061,703692794855</text:p>
          </table:table-cell>
          <table:table-cell office:value-type="string">
            <text:p>518,2774933414138</text:p>
          </table:table-cell>
          <table:table-cell office:value-type="string">
            <text:p>2201,9648340567237</text:p>
          </table:table-cell>
          <table:table-cell office:value-type="string">
            <text:p>240,260286748265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2071878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5910,102674933961</text:p>
          </table:table-cell>
          <table:table-cell office:value-type="string">
            <text:p>442,8171723967213</text:p>
          </table:table-cell>
          <table:table-cell office:value-type="string">
            <text:p>1921,2914293579408</text:p>
          </table:table-cell>
          <table:table-cell office:value-type="string">
            <text:p>204,5496603884029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2071878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7000,370775486482</text:p>
          </table:table-cell>
          <table:table-cell office:value-type="string">
            <text:p>508,307869519942</text:p>
          </table:table-cell>
          <table:table-cell office:value-type="string">
            <text:p>2223,5818617086975</text:p>
          </table:table-cell>
          <table:table-cell office:value-type="string">
            <text:p>250,04339685102138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15634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string">
            <text:p>2498,490258094211</text:p>
          </table:table-cell>
          <table:table-cell office:value-type="string">
            <text:p>218,6115100920375</text:p>
          </table:table-cell>
          <table:table-cell office:value-type="string">
            <text:p>1576,9370124009836</text:p>
          </table:table-cell>
          <table:table-cell office:value-type="string">
            <text:p>174,2503742436361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15634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string">
            <text:p>2959,573015927893</text:p>
          </table:table-cell>
          <table:table-cell office:value-type="string">
            <text:p>247,90869546746512</text:p>
          </table:table-cell>
          <table:table-cell office:value-type="string">
            <text:p>2189,894663844041</text:p>
          </table:table-cell>
          <table:table-cell office:value-type="string">
            <text:p>251,9814095698291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548681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3330,5041075511053</text:p>
          </table:table-cell>
          <table:table-cell office:value-type="string">
            <text:p>244,97161676771714</text:p>
          </table:table-cell>
          <table:table-cell office:value-type="string">
            <text:p>1534,7819545291336</text:p>
          </table:table-cell>
          <table:table-cell office:value-type="string">
            <text:p>168,7725903822015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548681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5291,9836200667805</text:p>
          </table:table-cell>
          <table:table-cell office:value-type="string">
            <text:p>361,9070529278872</text:p>
          </table:table-cell>
          <table:table-cell office:value-type="string">
            <text:p>1947,9411254969543</text:p>
          </table:table-cell>
          <table:table-cell office:value-type="string">
            <text:p>215,313708498984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9574796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3499,4327931311755</text:p>
          </table:table-cell>
          <table:table-cell office:value-type="string">
            <text:p>276,9786642735821</text:p>
          </table:table-cell>
          <table:table-cell office:value-type="string">
            <text:p>1594,5595060840676</text:p>
          </table:table-cell>
          <table:table-cell office:value-type="string">
            <text:p>175,4011756449829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9574796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5371,0419193747</text:p>
          </table:table-cell>
          <table:table-cell office:value-type="string">
            <text:p>429,4626005594048</text:p>
          </table:table-cell>
          <table:table-cell office:value-type="string">
            <text:p>2201,9648340567237</text:p>
          </table:table-cell>
          <table:table-cell office:value-type="string">
            <text:p>240,260286748265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2863767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string">
            <text:p>3696,5738159619755</text:p>
          </table:table-cell>
          <table:table-cell office:value-type="string">
            <text:p>283,60526444651026</text:p>
          </table:table-cell>
          <table:table-cell office:value-type="string">
            <text:p>1803,8547515286602</text:p>
          </table:table-cell>
          <table:table-cell office:value-type="string">
            <text:p>179,1992337737935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2863767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string">
            <text:p>5649,812660376018</text:p>
          </table:table-cell>
          <table:table-cell office:value-type="string">
            <text:p>435,3019433961698</text:p>
          </table:table-cell>
          <table:table-cell office:value-type="string">
            <text:p>2367,328847176675</text:p>
          </table:table-cell>
          <table:table-cell office:value-type="string">
            <text:p>235,86186314638988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0268651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26">
            <text:p>26</text:p>
          </table:table-cell>
          <table:table-cell office:value-type="string">
            <text:p>3593,026381616213</text:p>
          </table:table-cell>
          <table:table-cell office:value-type="string">
            <text:p>309,9391939092046</text:p>
          </table:table-cell>
          <table:table-cell office:value-type="string">
            <text:p>1761,5769257086893</text:p>
          </table:table-cell>
          <table:table-cell office:value-type="string">
            <text:p>180,0381753186256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0268651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26">
            <text:p>26</text:p>
          </table:table-cell>
          <table:table-cell office:value-type="string">
            <text:p>4395,8278792889005</text:p>
          </table:table-cell>
          <table:table-cell office:value-type="string">
            <text:p>394,02044607973244</text:p>
          </table:table-cell>
          <table:table-cell office:value-type="string">
            <text:p>2292,93239924613</text:p>
          </table:table-cell>
          <table:table-cell office:value-type="string">
            <text:p>225,3551524192173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17701224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62">
            <text:p>62</text:p>
          </table:table-cell>
          <table:table-cell office:value-type="string">
            <text:p>3964,425476940689</text:p>
          </table:table-cell>
          <table:table-cell office:value-type="string">
            <text:p>398,998451784477</text:p>
          </table:table-cell>
          <table:table-cell office:value-type="string">
            <text:p>1793,945518757355</text:p>
          </table:table-cell>
          <table:table-cell office:value-type="string">
            <text:p>205,490649094098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17701224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62">
            <text:p>62</text:p>
          </table:table-cell>
          <table:table-cell office:value-type="string">
            <text:p>4482,361102424797</text:p>
          </table:table-cell>
          <table:table-cell office:value-type="string">
            <text:p>454,0215445772596</text:p>
          </table:table-cell>
          <table:table-cell office:value-type="float" office:value="2350">
            <text:p>2350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376797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string">
            <text:p>3463,7535133700467</text:p>
          </table:table-cell>
          <table:table-cell office:value-type="string">
            <text:p>394,9010856859402</text:p>
          </table:table-cell>
          <table:table-cell office:value-type="string">
            <text:p>1953,1973649328074</text:p>
          </table:table-cell>
          <table:table-cell office:value-type="string">
            <text:p>205,5228270215793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376797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string">
            <text:p>4355,264315517056</text:p>
          </table:table-cell>
          <table:table-cell office:value-type="string">
            <text:p>507,8077503880762</text:p>
          </table:table-cell>
          <table:table-cell office:value-type="string">
            <text:p>2248,617891131581</text:p>
          </table:table-cell>
          <table:table-cell office:value-type="string">
            <text:p>235,54782122741986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4289483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3136,4798841236775</text:p>
          </table:table-cell>
          <table:table-cell office:value-type="string">
            <text:p>265,10133901302424</text:p>
          </table:table-cell>
          <table:table-cell office:value-type="string">
            <text:p>1921,2914293579408</text:p>
          </table:table-cell>
          <table:table-cell office:value-type="string">
            <text:p>204,5496603884029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4289483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3811,437672287381</text:p>
          </table:table-cell>
          <table:table-cell office:value-type="string">
            <text:p>286,78728885445094</text:p>
          </table:table-cell>
          <table:table-cell office:value-type="string">
            <text:p>2223,5818617086975</text:p>
          </table:table-cell>
          <table:table-cell office:value-type="string">
            <text:p>250,04339685102138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3236453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6072,0992381432825</text:p>
          </table:table-cell>
          <table:table-cell office:value-type="string">
            <text:p>444,3304837388968</text:p>
          </table:table-cell>
          <table:table-cell office:value-type="string">
            <text:p>1735,152728069318</text:p>
          </table:table-cell>
          <table:table-cell office:value-type="string">
            <text:p>192,49530985700682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3236453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6934,867701861456</text:p>
          </table:table-cell>
          <table:table-cell office:value-type="string">
            <text:p>542,3386510142437</text:p>
          </table:table-cell>
          <table:table-cell office:value-type="string">
            <text:p>2283,3310501211927</text:p>
          </table:table-cell>
          <table:table-cell office:value-type="string">
            <text:p>269,1655250605964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5610102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36">
            <text:p>36</text:p>
          </table:table-cell>
          <table:table-cell office:value-type="string">
            <text:p>3519,356883419677</text:p>
          </table:table-cell>
          <table:table-cell office:value-type="string">
            <text:p>335,5048734836934</text:p>
          </table:table-cell>
          <table:table-cell office:value-type="string">
            <text:p>1710,6280860229529</text:p>
          </table:table-cell>
          <table:table-cell office:value-type="string">
            <text:p>185,6450650263337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5610102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36">
            <text:p>36</text:p>
          </table:table-cell>
          <table:table-cell office:value-type="string">
            <text:p>4641,365915612408</text:p>
          </table:table-cell>
          <table:table-cell office:value-type="string">
            <text:p>448,4639036098185</text:p>
          </table:table-cell>
          <table:table-cell office:value-type="string">
            <text:p>1976,716633121078</text:p>
          </table:table-cell>
          <table:table-cell office:value-type="string">
            <text:p>227,3785635112434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14896420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string">
            <text:p>2384,9373061158617</text:p>
          </table:table-cell>
          <table:table-cell office:value-type="string">
            <text:p>214,24460114469042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14896420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string">
            <text:p>3055,676733619668</text:p>
          </table:table-cell>
          <table:table-cell office:value-type="string">
            <text:p>291,8587919034161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5732976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2930,5017760340693</text:p>
          </table:table-cell>
          <table:table-cell office:value-type="string">
            <text:p>264,33364646588905</text:p>
          </table:table-cell>
          <table:table-cell office:value-type="string">
            <text:p>1576,9370124009836</text:p>
          </table:table-cell>
          <table:table-cell office:value-type="string">
            <text:p>174,2503742436361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5732976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3591,8660701698636</text:p>
          </table:table-cell>
          <table:table-cell office:value-type="string">
            <text:p>346,35974575159054</text:p>
          </table:table-cell>
          <table:table-cell office:value-type="string">
            <text:p>2189,894663844041</text:p>
          </table:table-cell>
          <table:table-cell office:value-type="string">
            <text:p>251,9814095698291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29606198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66">
            <text:p>66</text:p>
          </table:table-cell>
          <table:table-cell office:value-type="string">
            <text:p>5528,891993198495</text:p>
          </table:table-cell>
          <table:table-cell office:value-type="string">
            <text:p>352,6699235989259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29606198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66">
            <text:p>66</text:p>
          </table:table-cell>
          <table:table-cell office:value-type="string">
            <text:p>5694,3265516438605</text:p>
          </table:table-cell>
          <table:table-cell office:value-type="string">
            <text:p>384,3012393704836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2576317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33">
            <text:p>33</text:p>
          </table:table-cell>
          <table:table-cell office:value-type="string">
            <text:p>3519,1856816493364</text:p>
          </table:table-cell>
          <table:table-cell office:value-type="string">
            <text:p>378,045510011002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2576317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33">
            <text:p>33</text:p>
          </table:table-cell>
          <table:table-cell office:value-type="string">
            <text:p>4424,552831156959</text:p>
          </table:table-cell>
          <table:table-cell office:value-type="string">
            <text:p>484,0147737905979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1042189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string">
            <text:p>5891,064183778073</text:p>
          </table:table-cell>
          <table:table-cell office:value-type="string">
            <text:p>388,26431462210036</text:p>
          </table:table-cell>
          <table:table-cell office:value-type="string">
            <text:p>1696,9040174845475</text:p>
          </table:table-cell>
          <table:table-cell office:value-type="string">
            <text:p>192,265136874558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1042189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string">
            <text:p>6024,779436334875</text:p>
          </table:table-cell>
          <table:table-cell office:value-type="string">
            <text:p>410,5343799875853</text:p>
          </table:table-cell>
          <table:table-cell office:value-type="string">
            <text:p>2163,011593977903</text:p>
          </table:table-cell>
          <table:table-cell office:value-type="string">
            <text:p>244,84769963764853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3475432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string">
            <text:p>4073,0070120040364</text:p>
          </table:table-cell>
          <table:table-cell office:value-type="string">
            <text:p>305,9020872660316</text:p>
          </table:table-cell>
          <table:table-cell office:value-type="string">
            <text:p>1555,6819426548984</text:p>
          </table:table-cell>
          <table:table-cell office:value-type="string">
            <text:p>174,7937510181321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3475432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string">
            <text:p>4761,64583220886</text:p>
          </table:table-cell>
          <table:table-cell office:value-type="string">
            <text:p>382,4779902646512</text:p>
          </table:table-cell>
          <table:table-cell office:value-type="float" office:value="2075">
            <text:p>207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12895865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41">
            <text:p>41</text:p>
          </table:table-cell>
          <table:table-cell office:value-type="string">
            <text:p>3843,0658691185695</text:p>
          </table:table-cell>
          <table:table-cell office:value-type="string">
            <text:p>306,0391415657749</text:p>
          </table:table-cell>
          <table:table-cell office:value-type="string">
            <text:p>1680,8403633681337</text:p>
          </table:table-cell>
          <table:table-cell office:value-type="string">
            <text:p>156,183218705542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12895865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41">
            <text:p>41</text:p>
          </table:table-cell>
          <table:table-cell office:value-type="string">
            <text:p>3966,1384482732506</text:p>
          </table:table-cell>
          <table:table-cell office:value-type="string">
            <text:p>314,09147420080063</text:p>
          </table:table-cell>
          <table:table-cell office:value-type="string">
            <text:p>2909,6273203617648</text:p>
          </table:table-cell>
          <table:table-cell office:value-type="string">
            <text:p>272,86479671670713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54095561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07">
            <text:p>207</text:p>
          </table:table-cell>
          <table:table-cell office:value-type="float" office:value="105">
            <text:p>105</text:p>
          </table:table-cell>
          <table:table-cell office:value-type="string">
            <text:p>4707,092470450079</text:p>
          </table:table-cell>
          <table:table-cell office:value-type="string">
            <text:p>315,63600798504336</text:p>
          </table:table-cell>
          <table:table-cell office:value-type="string">
            <text:p>1803,8547515286602</text:p>
          </table:table-cell>
          <table:table-cell office:value-type="string">
            <text:p>179,1992337737935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54095561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07">
            <text:p>207</text:p>
          </table:table-cell>
          <table:table-cell office:value-type="float" office:value="105">
            <text:p>105</text:p>
          </table:table-cell>
          <table:table-cell office:value-type="string">
            <text:p>5005,585389300593</text:p>
          </table:table-cell>
          <table:table-cell office:value-type="string">
            <text:p>357,09508372060554</text:p>
          </table:table-cell>
          <table:table-cell office:value-type="string">
            <text:p>2367,328847176675</text:p>
          </table:table-cell>
          <table:table-cell office:value-type="string">
            <text:p>235,86186314638988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3695801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4885,727069587414</text:p>
          </table:table-cell>
          <table:table-cell office:value-type="string">
            <text:p>399,1064531930667</text:p>
          </table:table-cell>
          <table:table-cell office:value-type="string">
            <text:p>1696,9040174845475</text:p>
          </table:table-cell>
          <table:table-cell office:value-type="string">
            <text:p>192,265136874558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3695801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5990,118749301384</text:p>
          </table:table-cell>
          <table:table-cell office:value-type="string">
            <text:p>508,4204668781228</text:p>
          </table:table-cell>
          <table:table-cell office:value-type="string">
            <text:p>2163,011593977903</text:p>
          </table:table-cell>
          <table:table-cell office:value-type="string">
            <text:p>244,84769963764853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3004648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float" office:value="28">
            <text:p>28</text:p>
          </table:table-cell>
          <table:table-cell office:value-type="string">
            <text:p>5562,318699146617</text:p>
          </table:table-cell>
          <table:table-cell office:value-type="string">
            <text:p>433,72088678811474</text:p>
          </table:table-cell>
          <table:table-cell office:value-type="string">
            <text:p>1594,5595060840676</text:p>
          </table:table-cell>
          <table:table-cell office:value-type="string">
            <text:p>175,4011756449829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3004648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float" office:value="28">
            <text:p>28</text:p>
          </table:table-cell>
          <table:table-cell office:value-type="string">
            <text:p>5718,402173072867</text:p>
          </table:table-cell>
          <table:table-cell office:value-type="string">
            <text:p>454,25716926709754</text:p>
          </table:table-cell>
          <table:table-cell office:value-type="string">
            <text:p>2201,9648340567237</text:p>
          </table:table-cell>
          <table:table-cell office:value-type="string">
            <text:p>240,260286748265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72868104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16">
            <text:p>216</text:p>
          </table:table-cell>
          <table:table-cell office:value-type="float" office:value="114">
            <text:p>114</text:p>
          </table:table-cell>
          <table:table-cell office:value-type="string">
            <text:p>3210,4719859698034</text:p>
          </table:table-cell>
          <table:table-cell office:value-type="string">
            <text:p>234,1377680161108</text:p>
          </table:table-cell>
          <table:table-cell office:value-type="string">
            <text:p>1735,152728069318</text:p>
          </table:table-cell>
          <table:table-cell office:value-type="string">
            <text:p>192,49530985700682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72868104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16">
            <text:p>216</text:p>
          </table:table-cell>
          <table:table-cell office:value-type="float" office:value="114">
            <text:p>114</text:p>
          </table:table-cell>
          <table:table-cell office:value-type="string">
            <text:p>3966,867929475969</text:p>
          </table:table-cell>
          <table:table-cell office:value-type="string">
            <text:p>317,46033708166146</text:p>
          </table:table-cell>
          <table:table-cell office:value-type="string">
            <text:p>2283,3310501211927</text:p>
          </table:table-cell>
          <table:table-cell office:value-type="string">
            <text:p>269,1655250605964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9584341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45">
            <text:p>45</text:p>
          </table:table-cell>
          <table:table-cell office:value-type="string">
            <text:p>3536,5838322634063</text:p>
          </table:table-cell>
          <table:table-cell office:value-type="string">
            <text:p>352,86114399924435</text:p>
          </table:table-cell>
          <table:table-cell office:value-type="string">
            <text:p>1710,6280860229529</text:p>
          </table:table-cell>
          <table:table-cell office:value-type="string">
            <text:p>185,6450650263337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9584341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45">
            <text:p>45</text:p>
          </table:table-cell>
          <table:table-cell office:value-type="string">
            <text:p>4738,774246436377</text:p>
          </table:table-cell>
          <table:table-cell office:value-type="string">
            <text:p>483,1651546270215</text:p>
          </table:table-cell>
          <table:table-cell office:value-type="string">
            <text:p>1976,716633121078</text:p>
          </table:table-cell>
          <table:table-cell office:value-type="string">
            <text:p>227,3785635112434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16685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2754,3196454014205</text:p>
          </table:table-cell>
          <table:table-cell office:value-type="string">
            <text:p>279,65724395691365</text:p>
          </table:table-cell>
          <table:table-cell office:value-type="string">
            <text:p>1920,115437636874</text:p>
          </table:table-cell>
          <table:table-cell office:value-type="string">
            <text:p>211,8274485115819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16685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4020,939086801408</text:p>
          </table:table-cell>
          <table:table-cell office:value-type="string">
            <text:p>450,92926687343663</text:p>
          </table:table-cell>
          <table:table-cell office:value-type="string">
            <text:p>2006,2430048402548</text:p>
          </table:table-cell>
          <table:table-cell office:value-type="string">
            <text:p>224,3484638425561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988010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3902,2781609618332</text:p>
          </table:table-cell>
          <table:table-cell office:value-type="string">
            <text:p>214,1869650110577</text:p>
          </table:table-cell>
          <table:table-cell office:value-type="string">
            <text:p>1868,3600287634433</text:p>
          </table:table-cell>
          <table:table-cell office:value-type="string">
            <text:p>218,5287657988979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988010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float" office:value="5439">
            <text:p>5439</text:p>
          </table:table-cell>
          <table:table-cell office:value-type="float" office:value="283">
            <text:p>283</text:p>
          </table:table-cell>
          <table:table-cell office:value-type="string">
            <text:p>2325,2003401359448</text:p>
          </table:table-cell>
          <table:table-cell office:value-type="string">
            <text:p>274,6221517670751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7838644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4719,813914131017</text:p>
          </table:table-cell>
          <table:table-cell office:value-type="string">
            <text:p>414,25329900005727</text:p>
          </table:table-cell>
          <table:table-cell office:value-type="string">
            <text:p>1594,5595060840676</text:p>
          </table:table-cell>
          <table:table-cell office:value-type="string">
            <text:p>175,4011756449829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7838644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5248,821170947043</text:p>
          </table:table-cell>
          <table:table-cell office:value-type="string">
            <text:p>444,96236215196046</text:p>
          </table:table-cell>
          <table:table-cell office:value-type="string">
            <text:p>2201,9648340567237</text:p>
          </table:table-cell>
          <table:table-cell office:value-type="string">
            <text:p>240,260286748265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22191211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62">
            <text:p>62</text:p>
          </table:table-cell>
          <table:table-cell office:value-type="string">
            <text:p>5712,860031618424</text:p>
          </table:table-cell>
          <table:table-cell office:value-type="string">
            <text:p>402,0997886669096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22191211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float" office:value="62">
            <text:p>62</text:p>
          </table:table-cell>
          <table:table-cell office:value-type="string">
            <text:p>6300,672846253588</text:p>
          </table:table-cell>
          <table:table-cell office:value-type="string">
            <text:p>447,93901545762145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9975319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36">
            <text:p>36</text:p>
          </table:table-cell>
          <table:table-cell office:value-type="string">
            <text:p>3441,8121168035595</text:p>
          </table:table-cell>
          <table:table-cell office:value-type="string">
            <text:p>319,50588200399125</text:p>
          </table:table-cell>
          <table:table-cell office:value-type="string">
            <text:p>1679,7014878456375</text:p>
          </table:table-cell>
          <table:table-cell office:value-type="string">
            <text:p>197,089623811351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9975319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36">
            <text:p>36</text:p>
          </table:table-cell>
          <table:table-cell office:value-type="string">
            <text:p>4439,123245120709</text:p>
          </table:table-cell>
          <table:table-cell office:value-type="string">
            <text:p>436,83584616584074</text:p>
          </table:table-cell>
          <table:table-cell office:value-type="string">
            <text:p>2229,8822509939087</text:p>
          </table:table-cell>
          <table:table-cell office:value-type="string">
            <text:p>267,313708498984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2161630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4713,681245244826</text:p>
          </table:table-cell>
          <table:table-cell office:value-type="string">
            <text:p>386,9166091712664</text:p>
          </table:table-cell>
          <table:table-cell office:value-type="string">
            <text:p>1803,8547515286602</text:p>
          </table:table-cell>
          <table:table-cell office:value-type="string">
            <text:p>179,1992337737935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2161630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5664,70305418496</text:p>
          </table:table-cell>
          <table:table-cell office:value-type="string">
            <text:p>463,1238597807004</text:p>
          </table:table-cell>
          <table:table-cell office:value-type="string">
            <text:p>2367,328847176675</text:p>
          </table:table-cell>
          <table:table-cell office:value-type="string">
            <text:p>235,86186314638988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4142131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4491,686564707173</text:p>
          </table:table-cell>
          <table:table-cell office:value-type="string">
            <text:p>417,9404335039987</text:p>
          </table:table-cell>
          <table:table-cell office:value-type="string">
            <text:p>1840,1882600814365</text:p>
          </table:table-cell>
          <table:table-cell office:value-type="string">
            <text:p>185,9217906993786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4142131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5039,634392868815</text:p>
          </table:table-cell>
          <table:table-cell office:value-type="string">
            <text:p>461,7506045842154</text:p>
          </table:table-cell>
          <table:table-cell office:value-type="string">
            <text:p>2275,0955725739245</text:p>
          </table:table-cell>
          <table:table-cell office:value-type="string">
            <text:p>219,02726851935242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4830253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36">
            <text:p>36</text:p>
          </table:table-cell>
          <table:table-cell office:value-type="string">
            <text:p>4223,468853129209</text:p>
          </table:table-cell>
          <table:table-cell office:value-type="string">
            <text:p>285,8286848942988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4830253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36">
            <text:p>36</text:p>
          </table:table-cell>
          <table:table-cell office:value-type="string">
            <text:p>5135,129835648071</text:p>
          </table:table-cell>
          <table:table-cell office:value-type="string">
            <text:p>352,0886751203953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75614927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4460,562516769599</text:p>
          </table:table-cell>
          <table:table-cell office:value-type="string">
            <text:p>337,538499986229</text:p>
          </table:table-cell>
          <table:table-cell office:value-type="string">
            <text:p>1999,3988278124493</text:p>
          </table:table-cell>
          <table:table-cell office:value-type="string">
            <text:p>213,95520017014158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75614927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6040,59257907063</text:p>
          </table:table-cell>
          <table:table-cell office:value-type="string">
            <text:p>460,01219402521235</text:p>
          </table:table-cell>
          <table:table-cell office:value-type="string">
            <text:p>2666,693755653076</text:p>
          </table:table-cell>
          <table:table-cell office:value-type="string">
            <text:p>295,47589640630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3483144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string">
            <text:p>2881,9501640492394</text:p>
          </table:table-cell>
          <table:table-cell office:value-type="string">
            <text:p>325,1881481711616</text:p>
          </table:table-cell>
          <table:table-cell office:value-type="string">
            <text:p>1430,2666810842793</text:p>
          </table:table-cell>
          <table:table-cell office:value-type="string">
            <text:p>152,4060816991551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3483144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string">
            <text:p>4303,32878845389</text:p>
          </table:table-cell>
          <table:table-cell office:value-type="string">
            <text:p>474,7677825588103</text:p>
          </table:table-cell>
          <table:table-cell office:value-type="string">
            <text:p>1960,1855912710002</text:p>
          </table:table-cell>
          <table:table-cell office:value-type="string">
            <text:p>211,27238237758067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9379175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9">
            <text:p>129</text:p>
          </table:table-cell>
          <table:table-cell office:value-type="float" office:value="27">
            <text:p>27</text:p>
          </table:table-cell>
          <table:table-cell office:value-type="string">
            <text:p>5966,535094350577</text:p>
          </table:table-cell>
          <table:table-cell office:value-type="string">
            <text:p>380,2671806458221</text:p>
          </table:table-cell>
          <table:table-cell office:value-type="string">
            <text:p>1594,5595060840676</text:p>
          </table:table-cell>
          <table:table-cell office:value-type="string">
            <text:p>175,4011756449829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9379175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9">
            <text:p>129</text:p>
          </table:table-cell>
          <table:table-cell office:value-type="float" office:value="27">
            <text:p>27</text:p>
          </table:table-cell>
          <table:table-cell office:value-type="string">
            <text:p>6424,668179312691</text:p>
          </table:table-cell>
          <table:table-cell office:value-type="string">
            <text:p>445,57652632602554</text:p>
          </table:table-cell>
          <table:table-cell office:value-type="string">
            <text:p>2201,9648340567237</text:p>
          </table:table-cell>
          <table:table-cell office:value-type="string">
            <text:p>240,260286748265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671063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 office:value-type="string">
            <text:p>4971,3432562998605</text:p>
          </table:table-cell>
          <table:table-cell office:value-type="string">
            <text:p>342,92604908209313</text:p>
          </table:table-cell>
          <table:table-cell office:value-type="string">
            <text:p>1953,1973649328074</text:p>
          </table:table-cell>
          <table:table-cell office:value-type="string">
            <text:p>205,5228270215793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671063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 office:value-type="string">
            <text:p>5622,338228846313</text:p>
          </table:table-cell>
          <table:table-cell office:value-type="string">
            <text:p>402,18812551447735</text:p>
          </table:table-cell>
          <table:table-cell office:value-type="string">
            <text:p>2248,617891131581</text:p>
          </table:table-cell>
          <table:table-cell office:value-type="string">
            <text:p>235,54782122741986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7988731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string">
            <text:p>3036,5999863266698</text:p>
          </table:table-cell>
          <table:table-cell office:value-type="string">
            <text:p>348,7095933137986</text:p>
          </table:table-cell>
          <table:table-cell office:value-type="string">
            <text:p>1999,3988278124493</text:p>
          </table:table-cell>
          <table:table-cell office:value-type="string">
            <text:p>213,95520017014158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7988731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string">
            <text:p>3839,2120476239193</text:p>
          </table:table-cell>
          <table:table-cell office:value-type="string">
            <text:p>445,3456206264103</text:p>
          </table:table-cell>
          <table:table-cell office:value-type="string">
            <text:p>2666,693755653076</text:p>
          </table:table-cell>
          <table:table-cell office:value-type="string">
            <text:p>295,47589640630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8818878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string">
            <text:p>4903,992596560563</text:p>
          </table:table-cell>
          <table:table-cell office:value-type="string">
            <text:p>321,46441509678795</text:p>
          </table:table-cell>
          <table:table-cell office:value-type="string">
            <text:p>1503,068538609019</text:p>
          </table:table-cell>
          <table:table-cell office:value-type="string">
            <text:p>163,2137959961247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8818878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string">
            <text:p>5435,005542744474</text:p>
          </table:table-cell>
          <table:table-cell office:value-type="string">
            <text:p>342,1991390158169</text:p>
          </table:table-cell>
          <table:table-cell office:value-type="float" office:value="2012">
            <text:p>2012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7372705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4615,910089766255</text:p>
          </table:table-cell>
          <table:table-cell office:value-type="string">
            <text:p>408,7895611041157</text:p>
          </table:table-cell>
          <table:table-cell office:value-type="string">
            <text:p>1735,152728069318</text:p>
          </table:table-cell>
          <table:table-cell office:value-type="string">
            <text:p>192,49530985700682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7372705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5074,3838378774935</text:p>
          </table:table-cell>
          <table:table-cell office:value-type="string">
            <text:p>441,57538774012124</text:p>
          </table:table-cell>
          <table:table-cell office:value-type="string">
            <text:p>2283,3310501211927</text:p>
          </table:table-cell>
          <table:table-cell office:value-type="string">
            <text:p>269,1655250605964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3605962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5566,912839365031</text:p>
          </table:table-cell>
          <table:table-cell office:value-type="string">
            <text:p>400,5516508407651</text:p>
          </table:table-cell>
          <table:table-cell office:value-type="string">
            <text:p>1710,6280860229529</text:p>
          </table:table-cell>
          <table:table-cell office:value-type="string">
            <text:p>185,6450650263337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3605962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6863,842825918239</text:p>
          </table:table-cell>
          <table:table-cell office:value-type="string">
            <text:p>484,5517360396925</text:p>
          </table:table-cell>
          <table:table-cell office:value-type="string">
            <text:p>1976,716633121078</text:p>
          </table:table-cell>
          <table:table-cell office:value-type="string">
            <text:p>227,3785635112434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25389252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7">
            <text:p>167</text:p>
          </table:table-cell>
          <table:table-cell office:value-type="float" office:value="65">
            <text:p>65</text:p>
          </table:table-cell>
          <table:table-cell office:value-type="string">
            <text:p>4073,871748060878</text:p>
          </table:table-cell>
          <table:table-cell office:value-type="string">
            <text:p>348,42319973210044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25389252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7">
            <text:p>167</text:p>
          </table:table-cell>
          <table:table-cell office:value-type="float" office:value="65">
            <text:p>65</text:p>
          </table:table-cell>
          <table:table-cell office:value-type="string">
            <text:p>4903,771393596731</text:p>
          </table:table-cell>
          <table:table-cell office:value-type="string">
            <text:p>413,3448306800962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6346448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string">
            <text:p>4583,373385456922</text:p>
          </table:table-cell>
          <table:table-cell office:value-type="string">
            <text:p>461,6149719924297</text:p>
          </table:table-cell>
          <table:table-cell office:value-type="string">
            <text:p>1840,1882600814365</text:p>
          </table:table-cell>
          <table:table-cell office:value-type="string">
            <text:p>185,9217906993786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6346448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string">
            <text:p>5356,838355047557</text:p>
          </table:table-cell>
          <table:table-cell office:value-type="string">
            <text:p>532,611730316148</text:p>
          </table:table-cell>
          <table:table-cell office:value-type="string">
            <text:p>2275,0955725739245</text:p>
          </table:table-cell>
          <table:table-cell office:value-type="string">
            <text:p>219,02726851935242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1363587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office:value-type="string">
            <text:p>4549,920639396553</text:p>
          </table:table-cell>
          <table:table-cell office:value-type="string">
            <text:p>339,66744941989225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1363587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office:value-type="string">
            <text:p>5619,294715177473</text:p>
          </table:table-cell>
          <table:table-cell office:value-type="string">
            <text:p>421,63534675732427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4042772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3753,558858720397</text:p>
          </table:table-cell>
          <table:table-cell office:value-type="string">
            <text:p>342,4114721505371</text:p>
          </table:table-cell>
          <table:table-cell office:value-type="string">
            <text:p>1761,5769257086893</text:p>
          </table:table-cell>
          <table:table-cell office:value-type="string">
            <text:p>180,0381753186256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4042772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4740,018911716087</text:p>
          </table:table-cell>
          <table:table-cell office:value-type="string">
            <text:p>421,9049432915683</text:p>
          </table:table-cell>
          <table:table-cell office:value-type="string">
            <text:p>2292,93239924613</text:p>
          </table:table-cell>
          <table:table-cell office:value-type="string">
            <text:p>225,3551524192173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48030290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92">
            <text:p>192</text:p>
          </table:table-cell>
          <table:table-cell office:value-type="float" office:value="90">
            <text:p>90</text:p>
          </table:table-cell>
          <table:table-cell office:value-type="string">
            <text:p>4662,380372953616</text:p>
          </table:table-cell>
          <table:table-cell office:value-type="string">
            <text:p>332,77477622662184</text:p>
          </table:table-cell>
          <table:table-cell office:value-type="string">
            <text:p>1840,1882600814365</text:p>
          </table:table-cell>
          <table:table-cell office:value-type="string">
            <text:p>185,9217906993786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48030290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92">
            <text:p>192</text:p>
          </table:table-cell>
          <table:table-cell office:value-type="float" office:value="90">
            <text:p>90</text:p>
          </table:table-cell>
          <table:table-cell office:value-type="string">
            <text:p>5555,383165334647</text:p>
          </table:table-cell>
          <table:table-cell office:value-type="string">
            <text:p>416,9006527991637</text:p>
          </table:table-cell>
          <table:table-cell office:value-type="string">
            <text:p>2275,0955725739245</text:p>
          </table:table-cell>
          <table:table-cell office:value-type="string">
            <text:p>219,02726851935242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3422855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string">
            <text:p>3262,352607345722</text:p>
          </table:table-cell>
          <table:table-cell office:value-type="string">
            <text:p>256,3876982654241</text:p>
          </table:table-cell>
          <table:table-cell office:value-type="string">
            <text:p>1710,6280860229529</text:p>
          </table:table-cell>
          <table:table-cell office:value-type="string">
            <text:p>185,6450650263337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3422855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string">
            <text:p>4061,31852073808</text:p>
          </table:table-cell>
          <table:table-cell office:value-type="string">
            <text:p>344,4991589043188</text:p>
          </table:table-cell>
          <table:table-cell office:value-type="string">
            <text:p>1976,716633121078</text:p>
          </table:table-cell>
          <table:table-cell office:value-type="string">
            <text:p>227,3785635112434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0358894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2522,6131056586737</text:p>
          </table:table-cell>
          <table:table-cell office:value-type="string">
            <text:p>222,39410438841497</text:p>
          </table:table-cell>
          <table:table-cell office:value-type="string">
            <text:p>1791,5682652135508</text:p>
          </table:table-cell>
          <table:table-cell office:value-type="string">
            <text:p>193,8350049212529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0358894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string">
            <text:p>4012,7721957497624</text:p>
          </table:table-cell>
          <table:table-cell office:value-type="string">
            <text:p>348,71834720623485</text:p>
          </table:table-cell>
          <table:table-cell office:value-type="string">
            <text:p>1857,014327365714</text:p>
          </table:table-cell>
          <table:table-cell office:value-type="string">
            <text:p>202,925849146234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9247043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string">
            <text:p>3854,7919396562033</text:p>
          </table:table-cell>
          <table:table-cell office:value-type="string">
            <text:p>286,77626735715353</text:p>
          </table:table-cell>
          <table:table-cell office:value-type="string">
            <text:p>1503,068538609019</text:p>
          </table:table-cell>
          <table:table-cell office:value-type="string">
            <text:p>163,2137959961247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9247043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string">
            <text:p>4175,495837094288</text:p>
          </table:table-cell>
          <table:table-cell office:value-type="string">
            <text:p>305,2494116932475</text:p>
          </table:table-cell>
          <table:table-cell office:value-type="float" office:value="2012">
            <text:p>2012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1047671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33">
            <text:p>33</text:p>
          </table:table-cell>
          <table:table-cell office:value-type="string">
            <text:p>3661,765283541218</text:p>
          </table:table-cell>
          <table:table-cell office:value-type="string">
            <text:p>287,8407201871564</text:p>
          </table:table-cell>
          <table:table-cell office:value-type="string">
            <text:p>1710,6280860229529</text:p>
          </table:table-cell>
          <table:table-cell office:value-type="string">
            <text:p>185,6450650263337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1047671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33">
            <text:p>33</text:p>
          </table:table-cell>
          <table:table-cell office:value-type="string">
            <text:p>4850,401215651437</text:p>
          </table:table-cell>
          <table:table-cell office:value-type="string">
            <text:p>380,2389266307816</text:p>
          </table:table-cell>
          <table:table-cell office:value-type="string">
            <text:p>1976,716633121078</text:p>
          </table:table-cell>
          <table:table-cell office:value-type="string">
            <text:p>227,3785635112434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2567093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office:value-type="string">
            <text:p>5568,804980880001</text:p>
          </table:table-cell>
          <table:table-cell office:value-type="string">
            <text:p>375,89042475639314</text:p>
          </table:table-cell>
          <table:table-cell office:value-type="string">
            <text:p>1590,8131784037346</text:p>
          </table:table-cell>
          <table:table-cell office:value-type="string">
            <text:p>172,797500946501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2567093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office:value-type="string">
            <text:p>6619,2682071114405</text:p>
          </table:table-cell>
          <table:table-cell office:value-type="string">
            <text:p>476,3269432588696</text:p>
          </table:table-cell>
          <table:table-cell office:value-type="float" office:value="2133">
            <text:p>213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54209894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95">
            <text:p>195</text:p>
          </table:table-cell>
          <table:table-cell office:value-type="float" office:value="93">
            <text:p>93</text:p>
          </table:table-cell>
          <table:table-cell office:value-type="string">
            <text:p>3915,19800563655</text:p>
          </table:table-cell>
          <table:table-cell office:value-type="string">
            <text:p>319,49387362955633</text:p>
          </table:table-cell>
          <table:table-cell office:value-type="string">
            <text:p>1735,152728069318</text:p>
          </table:table-cell>
          <table:table-cell office:value-type="string">
            <text:p>192,49530985700682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542098947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95">
            <text:p>195</text:p>
          </table:table-cell>
          <table:table-cell office:value-type="float" office:value="93">
            <text:p>93</text:p>
          </table:table-cell>
          <table:table-cell office:value-type="float" office:value="5439">
            <text:p>5439</text:p>
          </table:table-cell>
          <table:table-cell office:value-type="float" office:value="389">
            <text:p>389</text:p>
          </table:table-cell>
          <table:table-cell office:value-type="string">
            <text:p>2283,3310501211927</text:p>
          </table:table-cell>
          <table:table-cell office:value-type="string">
            <text:p>269,1655250605964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79599542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52">
            <text:p>252</text:p>
          </table:table-cell>
          <table:table-cell office:value-type="float" office:value="150">
            <text:p>150</text:p>
          </table:table-cell>
          <table:table-cell office:value-type="string">
            <text:p>4063,5514235025125</text:p>
          </table:table-cell>
          <table:table-cell office:value-type="string">
            <text:p>302,15186104696755</text:p>
          </table:table-cell>
          <table:table-cell office:value-type="string">
            <text:p>1803,8547515286602</text:p>
          </table:table-cell>
          <table:table-cell office:value-type="string">
            <text:p>179,1992337737935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79599542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52">
            <text:p>252</text:p>
          </table:table-cell>
          <table:table-cell office:value-type="float" office:value="150">
            <text:p>150</text:p>
          </table:table-cell>
          <table:table-cell office:value-type="string">
            <text:p>5584,628935980172</text:p>
          </table:table-cell>
          <table:table-cell office:value-type="string">
            <text:p>416,95324054055914</text:p>
          </table:table-cell>
          <table:table-cell office:value-type="string">
            <text:p>2367,328847176675</text:p>
          </table:table-cell>
          <table:table-cell office:value-type="string">
            <text:p>235,86186314638988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1109600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office:value-type="float" office:value="39">
            <text:p>39</text:p>
          </table:table-cell>
          <table:table-cell office:value-type="string">
            <text:p>4538,387151584287</text:p>
          </table:table-cell>
          <table:table-cell office:value-type="string">
            <text:p>366,1128231333961</text:p>
          </table:table-cell>
          <table:table-cell office:value-type="string">
            <text:p>1679,7014878456375</text:p>
          </table:table-cell>
          <table:table-cell office:value-type="string">
            <text:p>197,0896238113514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1109600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1">
            <text:p>141</text:p>
          </table:table-cell>
          <table:table-cell office:value-type="float" office:value="39">
            <text:p>39</text:p>
          </table:table-cell>
          <table:table-cell office:value-type="string">
            <text:p>6503,406601556663</text:p>
          </table:table-cell>
          <table:table-cell office:value-type="string">
            <text:p>505,9468215441122</text:p>
          </table:table-cell>
          <table:table-cell office:value-type="string">
            <text:p>2229,8822509939087</text:p>
          </table:table-cell>
          <table:table-cell office:value-type="string">
            <text:p>267,313708498984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6513503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office:value-type="string">
            <text:p>6824,494832343397</text:p>
          </table:table-cell>
          <table:table-cell office:value-type="string">
            <text:p>395,6513343610443</text:p>
          </table:table-cell>
          <table:table-cell office:value-type="string">
            <text:p>1680,8403633681337</text:p>
          </table:table-cell>
          <table:table-cell office:value-type="string">
            <text:p>156,183218705542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6513503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office:value-type="string">
            <text:p>6958,620850191019</text:p>
          </table:table-cell>
          <table:table-cell office:value-type="string">
            <text:p>422,9686723141305</text:p>
          </table:table-cell>
          <table:table-cell office:value-type="string">
            <text:p>2909,6273203617648</text:p>
          </table:table-cell>
          <table:table-cell office:value-type="string">
            <text:p>272,86479671670713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9336529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44">
            <text:p>44</text:p>
          </table:table-cell>
          <table:table-cell office:value-type="string">
            <text:p>4873,406265631748</text:p>
          </table:table-cell>
          <table:table-cell office:value-type="string">
            <text:p>280,481295782283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9336529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44">
            <text:p>44</text:p>
          </table:table-cell>
          <table:table-cell office:value-type="string">
            <text:p>6273,278340543033</text:p>
          </table:table-cell>
          <table:table-cell office:value-type="string">
            <text:p>372,7745662459931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74344226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5159,1861789351115</text:p>
          </table:table-cell>
          <table:table-cell office:value-type="string">
            <text:p>297,4914889284098</text:p>
          </table:table-cell>
          <table:table-cell office:value-type="string">
            <text:p>1793,945518757355</text:p>
          </table:table-cell>
          <table:table-cell office:value-type="string">
            <text:p>205,490649094098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74344226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5542,550709753812</text:p>
          </table:table-cell>
          <table:table-cell office:value-type="string">
            <text:p>325,9899118653359</text:p>
          </table:table-cell>
          <table:table-cell office:value-type="float" office:value="2350">
            <text:p>2350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2814762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5719,060687054575</text:p>
          </table:table-cell>
          <table:table-cell office:value-type="string">
            <text:p>410,9589121591562</text:p>
          </table:table-cell>
          <table:table-cell office:value-type="string">
            <text:p>1889,6290614468512</text:p>
          </table:table-cell>
          <table:table-cell office:value-type="string">
            <text:p>206,8213325494262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2814762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string">
            <text:p>6183,533777589873</text:p>
          </table:table-cell>
          <table:table-cell office:value-type="string">
            <text:p>460,9593340876957</text:p>
          </table:table-cell>
          <table:table-cell office:value-type="string">
            <text:p>2169,764516611405</text:p>
          </table:table-cell>
          <table:table-cell office:value-type="string">
            <text:p>250,057836243446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148069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5080,961776012589</text:p>
          </table:table-cell>
          <table:table-cell office:value-type="string">
            <text:p>331,7374224358921</text:p>
          </table:table-cell>
          <table:table-cell office:value-type="string">
            <text:p>2136,030698952217</text:p>
          </table:table-cell>
          <table:table-cell office:value-type="string">
            <text:p>245,8086009425400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148069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5526,5220847669625</text:p>
          </table:table-cell>
          <table:table-cell office:value-type="string">
            <text:p>364,8296838509907</text:p>
          </table:table-cell>
          <table:table-cell office:value-type="string">
            <text:p>2251,753260327786</text:p>
          </table:table-cell>
          <table:table-cell office:value-type="string">
            <text:p>262,0585210903123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4096453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3527,6855028285854</text:p>
          </table:table-cell>
          <table:table-cell office:value-type="string">
            <text:p>377,2239879337641</text:p>
          </table:table-cell>
          <table:table-cell office:value-type="string">
            <text:p>1621,235799358714</text:p>
          </table:table-cell>
          <table:table-cell office:value-type="string">
            <text:p>177,39747364376498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4096453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4302,914200458837</text:p>
          </table:table-cell>
          <table:table-cell office:value-type="string">
            <text:p>457,6605222316835</text:p>
          </table:table-cell>
          <table:table-cell office:value-type="string">
            <text:p>2172,623528139767</text:p>
          </table:table-cell>
          <table:table-cell office:value-type="string">
            <text:p>230,8044115262063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26952953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51">
            <text:p>51</text:p>
          </table:table-cell>
          <table:table-cell office:value-type="string">
            <text:p>3788,7661620969698</text:p>
          </table:table-cell>
          <table:table-cell office:value-type="string">
            <text:p>283,62905765902764</text:p>
          </table:table-cell>
          <table:table-cell office:value-type="string">
            <text:p>1503,068538609019</text:p>
          </table:table-cell>
          <table:table-cell office:value-type="string">
            <text:p>163,2137959961247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26952953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51">
            <text:p>51</text:p>
          </table:table-cell>
          <table:table-cell office:value-type="string">
            <text:p>4699,99540280634</text:p>
          </table:table-cell>
          <table:table-cell office:value-type="string">
            <text:p>369,2551946696571</text:p>
          </table:table-cell>
          <table:table-cell office:value-type="float" office:value="2012">
            <text:p>2012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5663237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5668,018563189922</text:p>
          </table:table-cell>
          <table:table-cell office:value-type="string">
            <text:p>423,1355335401817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5663237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6355,62801379982</text:p>
          </table:table-cell>
          <table:table-cell office:value-type="string">
            <text:p>501,8262222797613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17231294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45">
            <text:p>45</text:p>
          </table:table-cell>
          <table:table-cell office:value-type="string">
            <text:p>4116,650068982694</text:p>
          </table:table-cell>
          <table:table-cell office:value-type="string">
            <text:p>396,73511146149724</text:p>
          </table:table-cell>
          <table:table-cell office:value-type="string">
            <text:p>1889,6290614468512</text:p>
          </table:table-cell>
          <table:table-cell office:value-type="string">
            <text:p>206,8213325494262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17231294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45">
            <text:p>45</text:p>
          </table:table-cell>
          <table:table-cell office:value-type="string">
            <text:p>5227,895529409323</text:p>
          </table:table-cell>
          <table:table-cell office:value-type="string">
            <text:p>511,8061530792362</text:p>
          </table:table-cell>
          <table:table-cell office:value-type="string">
            <text:p>2169,764516611405</text:p>
          </table:table-cell>
          <table:table-cell office:value-type="string">
            <text:p>250,057836243446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9889657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string">
            <text:p>4894,309643033133</text:p>
          </table:table-cell>
          <table:table-cell office:value-type="string">
            <text:p>324,17295410936845</text:p>
          </table:table-cell>
          <table:table-cell office:value-type="string">
            <text:p>1680,8403633681337</text:p>
          </table:table-cell>
          <table:table-cell office:value-type="string">
            <text:p>156,183218705542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9889657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string">
            <text:p>5132,480881065658</text:p>
          </table:table-cell>
          <table:table-cell office:value-type="string">
            <text:p>338,91797448390975</text:p>
          </table:table-cell>
          <table:table-cell office:value-type="string">
            <text:p>2909,6273203617648</text:p>
          </table:table-cell>
          <table:table-cell office:value-type="string">
            <text:p>272,86479671670713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3986608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office:value-type="string">
            <text:p>4033,8236440247556</text:p>
          </table:table-cell>
          <table:table-cell office:value-type="string">
            <text:p>385,53458385935613</text:p>
          </table:table-cell>
          <table:table-cell office:value-type="string">
            <text:p>1691,6269499508626</text:p>
          </table:table-cell>
          <table:table-cell office:value-type="string">
            <text:p>189,71397189152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3986608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13">
            <text:p>13</text:p>
          </table:table-cell>
          <table:table-cell office:value-type="string">
            <text:p>5114,764193566464</text:p>
          </table:table-cell>
          <table:table-cell office:value-type="string">
            <text:p>465,6574906235112</text:p>
          </table:table-cell>
          <table:table-cell office:value-type="string">
            <text:p>2217,0083709292926</text:p>
          </table:table-cell>
          <table:table-cell office:value-type="string">
            <text:p>252,780534197419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31724840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float" office:value="63">
            <text:p>63</text:p>
          </table:table-cell>
          <table:table-cell office:value-type="string">
            <text:p>4915,838648385806</text:p>
          </table:table-cell>
          <table:table-cell office:value-type="string">
            <text:p>403,32690193682805</text:p>
          </table:table-cell>
          <table:table-cell office:value-type="string">
            <text:p>1503,068538609019</text:p>
          </table:table-cell>
          <table:table-cell office:value-type="string">
            <text:p>163,21379599612476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31724840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float" office:value="63">
            <text:p>63</text:p>
          </table:table-cell>
          <table:table-cell office:value-type="string">
            <text:p>6104,22244399473</text:p>
          </table:table-cell>
          <table:table-cell office:value-type="string">
            <text:p>485,5929548601266</text:p>
          </table:table-cell>
          <table:table-cell office:value-type="float" office:value="2012">
            <text:p>2012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78115055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string">
            <text:p>5347,030964569253</text:p>
          </table:table-cell>
          <table:table-cell office:value-type="string">
            <text:p>444,7732771409604</text:p>
          </table:table-cell>
          <table:table-cell office:value-type="string">
            <text:p>1710,6280860229529</text:p>
          </table:table-cell>
          <table:table-cell office:value-type="string">
            <text:p>185,6450650263337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78115055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string">
            <text:p>6809,498011666111</text:p>
          </table:table-cell>
          <table:table-cell office:value-type="string">
            <text:p>549,8359467606842</text:p>
          </table:table-cell>
          <table:table-cell office:value-type="string">
            <text:p>1976,716633121078</text:p>
          </table:table-cell>
          <table:table-cell office:value-type="string">
            <text:p>227,37856351124344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8894541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4177,638376298496</text:p>
          </table:table-cell>
          <table:table-cell office:value-type="string">
            <text:p>486,9530960888665</text:p>
          </table:table-cell>
          <table:table-cell office:value-type="string">
            <text:p>1680,8403633681337</text:p>
          </table:table-cell>
          <table:table-cell office:value-type="string">
            <text:p>156,183218705542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88945414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string">
            <text:p>5294,1417192065455</text:p>
          </table:table-cell>
          <table:table-cell office:value-type="string">
            <text:p>576,2868260951483</text:p>
          </table:table-cell>
          <table:table-cell office:value-type="string">
            <text:p>2909,6273203617648</text:p>
          </table:table-cell>
          <table:table-cell office:value-type="string">
            <text:p>272,86479671670713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2503247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3320,4694470330064</text:p>
          </table:table-cell>
          <table:table-cell office:value-type="string">
            <text:p>219,81776895167243</text:p>
          </table:table-cell>
          <table:table-cell office:value-type="string">
            <text:p>1840,1882600814365</text:p>
          </table:table-cell>
          <table:table-cell office:value-type="string">
            <text:p>185,9217906993786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2503247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string">
            <text:p>4510,9112561751535</text:p>
          </table:table-cell>
          <table:table-cell office:value-type="string">
            <text:p>306,5865613859315</text:p>
          </table:table-cell>
          <table:table-cell office:value-type="string">
            <text:p>2275,0955725739245</text:p>
          </table:table-cell>
          <table:table-cell office:value-type="string">
            <text:p>219,02726851935242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1938112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string">
            <text:p>5027,012968140052</text:p>
          </table:table-cell>
          <table:table-cell office:value-type="string">
            <text:p>324,74063129546045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19381126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string">
            <text:p>6486,755181533431</text:p>
          </table:table-cell>
          <table:table-cell office:value-type="string">
            <text:p>419,4721480329624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7684379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string">
            <text:p>5383,4305168526735</text:p>
          </table:table-cell>
          <table:table-cell office:value-type="string">
            <text:p>420,2382977857565</text:p>
          </table:table-cell>
          <table:table-cell office:value-type="string">
            <text:p>1840,1882600814365</text:p>
          </table:table-cell>
          <table:table-cell office:value-type="string">
            <text:p>185,9217906993786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76843798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string">
            <text:p>5629,309314796151</text:p>
          </table:table-cell>
          <table:table-cell office:value-type="string">
            <text:p>438,1354405020961</text:p>
          </table:table-cell>
          <table:table-cell office:value-type="string">
            <text:p>2275,0955725739245</text:p>
          </table:table-cell>
          <table:table-cell office:value-type="string">
            <text:p>219,02726851935242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1391498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 office:value-type="string">
            <text:p>3139,0934543969393</text:p>
          </table:table-cell>
          <table:table-cell office:value-type="string">
            <text:p>238,66979267563124</text:p>
          </table:table-cell>
          <table:table-cell office:value-type="string">
            <text:p>2172,0247298194304</text:p>
          </table:table-cell>
          <table:table-cell office:value-type="string">
            <text:p>250,14395673929843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13914989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14">
            <text:p>14</text:p>
          </table:table-cell>
          <table:table-cell office:value-type="string">
            <text:p>3825,0453832740673</text:p>
          </table:table-cell>
          <table:table-cell office:value-type="string">
            <text:p>317,42184866420257</text:p>
          </table:table-cell>
          <table:table-cell office:value-type="string">
            <text:p>2388,891646719294</text:p>
          </table:table-cell>
          <table:table-cell office:value-type="string">
            <text:p>277,35891385372963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1,0800771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office:value-type="string">
            <text:p>4002,92812460206</text:p>
          </table:table-cell>
          <table:table-cell office:value-type="string">
            <text:p>305,4148348262841</text:p>
          </table:table-cell>
          <table:table-cell office:value-type="string">
            <text:p>1571,7145962885777</text:p>
          </table:table-cell>
          <table:table-cell office:value-type="string">
            <text:p>157,34185869127487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1,08007711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office:value-type="string">
            <text:p>5391,516877193292</text:p>
          </table:table-cell>
          <table:table-cell office:value-type="string">
            <text:p>409,9372747333995</text:p>
          </table:table-cell>
          <table:table-cell office:value-type="string">
            <text:p>1693,1050124717892</text:p>
          </table:table-cell>
          <table:table-cell office:value-type="string">
            <text:p>177,52920899760815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82204274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4057,2325221294413</text:p>
          </table:table-cell>
          <table:table-cell office:value-type="string">
            <text:p>361,0352357859468</text:p>
          </table:table-cell>
          <table:table-cell office:value-type="string">
            <text:p>2172,0247298194304</text:p>
          </table:table-cell>
          <table:table-cell office:value-type="string">
            <text:p>250,14395673929843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822042743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string">
            <text:p>4552,27460432465</text:p>
          </table:table-cell>
          <table:table-cell office:value-type="string">
            <text:p>436,6334769905678</text:p>
          </table:table-cell>
          <table:table-cell office:value-type="string">
            <text:p>2388,891646719294</text:p>
          </table:table-cell>
          <table:table-cell office:value-type="string">
            <text:p>277,35891385372963</text:p>
          </table:table-cell>
        </table:table-row>
        <table:table-row table:style-name="ro1">
          <table:table-cell office:value-type="string">
            <text:p>skas_6s</text:p>
          </table:table-cell>
          <table:table-cell office:value-type="string">
            <text:p>0,92739950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office:value-type="string">
            <text:p>5554,2207750366</text:p>
          </table:table-cell>
          <table:table-cell office:value-type="string">
            <text:p>402,34010334929417</text:p>
          </table:table-cell>
          <table:table-cell office:value-type="string">
            <text:p>1680,8403633681337</text:p>
          </table:table-cell>
          <table:table-cell office:value-type="string">
            <text:p>156,1832187055425</text:p>
          </table:table-cell>
        </table:table-row>
        <table:table-row table:style-name="ro1">
          <table:table-cell office:value-type="string">
            <text:p>skas_6s+</text:p>
          </table:table-cell>
          <table:table-cell office:value-type="string">
            <text:p>0,927399502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19">
            <text:p>19</text:p>
          </table:table-cell>
          <table:table-cell office:value-type="string">
            <text:p>6342,799601678003</text:p>
          </table:table-cell>
          <table:table-cell office:value-type="string">
            <text:p>492,4431269008001</text:p>
          </table:table-cell>
          <table:table-cell office:value-type="string">
            <text:p>2909,6273203617648</text:p>
          </table:table-cell>
          <table:table-cell office:value-type="string">
            <text:p>272,86479671670713</text:p>
          </table:table-cell>
        </table:table-row>
        <table:table-row table:style-name="ro1">
          <table:table-cell office:value-type="string">
            <text:p>skas_6</text:p>
          </table:table-cell>
          <table:table-cell office:value-type="string">
            <text:p>119,44530282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office:value-type="string">
            <text:p>6763,0258949722665</text:p>
          </table:table-cell>
          <table:table-cell office:value-type="string">
            <text:p>499,09756518134475</text:p>
          </table:table-cell>
          <table:table-cell office:value-type="string">
            <text:p>2319,185670486995</text:p>
          </table:table-cell>
          <table:table-cell office:value-type="string">
            <text:p>263,2017728175871</text:p>
          </table:table-cell>
        </table:table-row>
        <table:table-row table:style-name="ro1">
          <table:table-cell office:value-type="string">
            <text:p>skas_6</text:p>
          </table:table-cell>
          <table:table-cell office:value-type="string">
            <text:p>133,453965445</text:p>
          </table:table-cell>
          <table:table-cell office:value-type="string">
            <text:p>1,,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36">
            <text:p>36</text:p>
          </table:table-cell>
          <table:table-cell office:value-type="string">
            <text:p>5243,736132667052</text:p>
          </table:table-cell>
          <table:table-cell office:value-type="string">
            <text:p>420,17858239467415</text:p>
          </table:table-cell>
          <table:table-cell office:value-type="string">
            <text:p>2223,5818617086975</text:p>
          </table:table-cell>
          <table:table-cell office:value-type="string">
            <text:p>250,0433968510213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Filt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dataset</text:p>
          </table:table-cell>
          <table:table-cell table:style-name="ce5"/>
          <table:table-cell table:number-columns-repeated="9"/>
        </table:table-row>
        <table:table-row table:style-name="ro1">
          <table:table-cell table:style-name="ce2" office:value-type="string">
            <text:p>skas_4</text:p>
          </table:table-cell>
          <table:table-cell table:style-name="ce6" office:value-type="float" office:value="766">
            <text:p>766</text:p>
          </table:table-cell>
          <table:table-cell table:number-columns-repeated="9"/>
        </table:table-row>
        <table:table-row table:style-name="ro1">
          <table:table-cell table:style-name="ce3" office:value-type="string">
            <text:p>skas_4s</text:p>
          </table:table-cell>
          <table:table-cell table:style-name="ce7"/>
          <table:table-cell table:number-columns-repeated="9"/>
        </table:table-row>
        <table:table-row table:style-name="ro1">
          <table:table-cell table:style-name="ce3" office:value-type="string">
            <text:p>skas_4s+</text:p>
          </table:table-cell>
          <table:table-cell table:style-name="ce7" office:value-type="float" office:value="766">
            <text:p>766</text:p>
          </table:table-cell>
          <table:table-cell table:number-columns-repeated="9"/>
        </table:table-row>
        <table:table-row table:style-name="ro1">
          <table:table-cell table:style-name="ce3" office:value-type="string">
            <text:p>skas_6</text:p>
          </table:table-cell>
          <table:table-cell table:style-name="ce7"/>
          <table:table-cell table:number-columns-repeated="9"/>
        </table:table-row>
        <table:table-row table:style-name="ro1">
          <table:table-cell table:style-name="ce3" office:value-type="string">
            <text:p>skas_6s</text:p>
          </table:table-cell>
          <table:table-cell table:style-name="ce7"/>
          <table:table-cell table:number-columns-repeated="9"/>
        </table:table-row>
        <table:table-row table:style-name="ro1">
          <table:table-cell table:style-name="ce3" office:value-type="string">
            <text:p>skas_6s+</text:p>
          </table:table-cell>
          <table:table-cell table:style-name="ce8" office:value-type="float" office:value="2012">
            <text:p>2012</text:p>
          </table:table-cell>
          <table:table-cell table:number-columns-repeated="9"/>
        </table:table-row>
        <table:table-row table:style-name="ro1">
          <table:table-cell table:style-name="ce4" office:value-type="string">
            <text:p>Gesamt Ergebnis</text:p>
          </table:table-cell>
          <table:table-cell table:style-name="ce9" office:value-type="float" office:value="766">
            <text:p>766</text:p>
          </table:table-cell>
          <table:table-cell table:number-columns-repeated="9"/>
        </table:table-row>
      </table:table>
      <table:data-pilot-tables>
        <table:data-pilot-table table:name="Pivot1" table:application-data="" table:target-range-address="Tabelle1.A505:Tabelle1.B514" table:buttons="Tabelle1.A505 Tabelle1.A507">
          <table:source-cell-range table:cell-range-address="Tabelle1.A1:Tabelle1.K503"/>
          <table:data-pilot-field table:source-field-name="dataset" table:orientation="row" table:used-hierarchy="0" table:function="auto">
            <table:data-pilot-level table:show-empty="false">
              <table:data-pilot-members>
                <table:data-pilot-member table:name="skas_4" table:display="true" table:show-details="true"/>
                <table:data-pilot-member table:name="skas_4s" table:display="true" table:show-details="true"/>
                <table:data-pilot-member table:name="skas_4s+" table:display="true" table:show-details="true"/>
                <table:data-pilot-member table:name="skas_6" table:display="true" table:show-details="true"/>
                <table:data-pilot-member table:name="skas_6s" table:display="true" table:show-details="true"/>
                <table:data-pilot-member table:name="skas_6s+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est_costs" table:orientation="data" table:used-hierarchy="0" table:function="min">
            <table:data-pilot-level table:show-empty="false">
              <table:data-pilot-members>
                <table:data-pilot-member table:name="766" table:display="true" table:show-details="true"/>
                <table:data-pilot-member table:name="836" table:display="true" table:show-details="true"/>
                <table:data-pilot-member table:name="1099" table:display="true" table:show-details="true"/>
                <table:data-pilot-member table:name="1209" table:display="true" table:show-details="true"/>
                <table:data-pilot-member table:name="2012" table:display="true" table:show-details="true"/>
                <table:data-pilot-member table:name="2075" table:display="true" table:show-details="true"/>
                <table:data-pilot-member table:name="2133" table:display="true" table:show-details="true"/>
                <table:data-pilot-member table:name="2350" table:display="true" table:show-details="true"/>
                <table:data-pilot-member table:name="1007,901516908344" table:display="true" table:show-details="true"/>
                <table:data-pilot-member table:name="1033,1665510863984" table:display="true" table:show-details="true"/>
                <table:data-pilot-member table:name="1086,3994497926315" table:display="true" table:show-details="true"/>
                <table:data-pilot-member table:name="1191,5223349984456" table:display="true" table:show-details="true"/>
                <table:data-pilot-member table:name="1334,3393670989615" table:display="true" table:show-details="true"/>
                <table:data-pilot-member table:name="1429,6362626711111" table:display="true" table:show-details="true"/>
                <table:data-pilot-member table:name="1430,2666810842793" table:display="true" table:show-details="true"/>
                <table:data-pilot-member table:name="1503,068538609019" table:display="true" table:show-details="true"/>
                <table:data-pilot-member table:name="1534,7819545291336" table:display="true" table:show-details="true"/>
                <table:data-pilot-member table:name="1555,6819426548984" table:display="true" table:show-details="true"/>
                <table:data-pilot-member table:name="1571,7145962885777" table:display="true" table:show-details="true"/>
                <table:data-pilot-member table:name="1576,9370124009836" table:display="true" table:show-details="true"/>
                <table:data-pilot-member table:name="1590,8131784037346" table:display="true" table:show-details="true"/>
                <table:data-pilot-member table:name="1594,5595060840676" table:display="true" table:show-details="true"/>
                <table:data-pilot-member table:name="1621,235799358714" table:display="true" table:show-details="true"/>
                <table:data-pilot-member table:name="1679,7014878456375" table:display="true" table:show-details="true"/>
                <table:data-pilot-member table:name="1680,8403633681337" table:display="true" table:show-details="true"/>
                <table:data-pilot-member table:name="1691,6269499508626" table:display="true" table:show-details="true"/>
                <table:data-pilot-member table:name="1693,1050124717892" table:display="true" table:show-details="true"/>
                <table:data-pilot-member table:name="1696,9040174845475" table:display="true" table:show-details="true"/>
                <table:data-pilot-member table:name="1710,6280860229529" table:display="true" table:show-details="true"/>
                <table:data-pilot-member table:name="1735,152728069318" table:display="true" table:show-details="true"/>
                <table:data-pilot-member table:name="1761,5769257086893" table:display="true" table:show-details="true"/>
                <table:data-pilot-member table:name="1791,5682652135508" table:display="true" table:show-details="true"/>
                <table:data-pilot-member table:name="1793,945518757355" table:display="true" table:show-details="true"/>
                <table:data-pilot-member table:name="1803,8547515286602" table:display="true" table:show-details="true"/>
                <table:data-pilot-member table:name="1840,1882600814365" table:display="true" table:show-details="true"/>
                <table:data-pilot-member table:name="1857,014327365714" table:display="true" table:show-details="true"/>
                <table:data-pilot-member table:name="1860,7352414825623" table:display="true" table:show-details="true"/>
                <table:data-pilot-member table:name="1868,3600287634433" table:display="true" table:show-details="true"/>
                <table:data-pilot-member table:name="1889,6290614468512" table:display="true" table:show-details="true"/>
                <table:data-pilot-member table:name="1920,115437636874" table:display="true" table:show-details="true"/>
                <table:data-pilot-member table:name="1921,2914293579408" table:display="true" table:show-details="true"/>
                <table:data-pilot-member table:name="1941,6441100119973" table:display="true" table:show-details="true"/>
                <table:data-pilot-member table:name="1947,9411254969543" table:display="true" table:show-details="true"/>
                <table:data-pilot-member table:name="1953,1973649328074" table:display="true" table:show-details="true"/>
                <table:data-pilot-member table:name="1960,1855912710002" table:display="true" table:show-details="true"/>
                <table:data-pilot-member table:name="1976,716633121078" table:display="true" table:show-details="true"/>
                <table:data-pilot-member table:name="1999,3988278124493" table:display="true" table:show-details="true"/>
                <table:data-pilot-member table:name="2006,2430048402548" table:display="true" table:show-details="true"/>
                <table:data-pilot-member table:name="2136,030698952217" table:display="true" table:show-details="true"/>
                <table:data-pilot-member table:name="2163,011593977903" table:display="true" table:show-details="true"/>
                <table:data-pilot-member table:name="2169,764516611405" table:display="true" table:show-details="true"/>
                <table:data-pilot-member table:name="2172,0247298194304" table:display="true" table:show-details="true"/>
                <table:data-pilot-member table:name="2172,623528139767" table:display="true" table:show-details="true"/>
                <table:data-pilot-member table:name="2189,894663844041" table:display="true" table:show-details="true"/>
                <table:data-pilot-member table:name="2201,9648340567237" table:display="true" table:show-details="true"/>
                <table:data-pilot-member table:name="2217,0083709292926" table:display="true" table:show-details="true"/>
                <table:data-pilot-member table:name="2223,5818617086975" table:display="true" table:show-details="true"/>
                <table:data-pilot-member table:name="2229,8822509939087" table:display="true" table:show-details="true"/>
                <table:data-pilot-member table:name="2248,617891131581" table:display="true" table:show-details="true"/>
                <table:data-pilot-member table:name="2251,753260327786" table:display="true" table:show-details="true"/>
                <table:data-pilot-member table:name="2275,0955725739245" table:display="true" table:show-details="true"/>
                <table:data-pilot-member table:name="2283,3310501211927" table:display="true" table:show-details="true"/>
                <table:data-pilot-member table:name="2292,93239924613" table:display="true" table:show-details="true"/>
                <table:data-pilot-member table:name="2319,185670486995" table:display="true" table:show-details="true"/>
                <table:data-pilot-member table:name="2325,2003401359448" table:display="true" table:show-details="true"/>
                <table:data-pilot-member table:name="2367,328847176675" table:display="true" table:show-details="true"/>
                <table:data-pilot-member table:name="2388,891646719294" table:display="true" table:show-details="true"/>
                <table:data-pilot-member table:name="2389,873375173509" table:display="true" table:show-details="true"/>
                <table:data-pilot-member table:name="2666,693755653076" table:display="true" table:show-details="true"/>
                <table:data-pilot-member table:name="2909,6273203617648" table:display="true" table:show-details="true"/>
                <table:data-pilot-member table:name="556,5270268524557" table:display="true" table:show-details="true"/>
                <table:data-pilot-member table:name="623,9602596744048" table:display="true" table:show-details="true"/>
                <table:data-pilot-member table:name="647,0856839282352" table:display="true" table:show-details="true"/>
                <table:data-pilot-member table:name="704,3506312780435" table:display="true" table:show-details="true"/>
                <table:data-pilot-member table:name="763,0990929832058" table:display="true" table:show-details="true"/>
                <table:data-pilot-member table:name="802,309776430734" table:display="true" table:show-details="true"/>
                <table:data-pilot-member table:name="868,8722825824867" table:display="true" table:show-details="true"/>
                <table:data-pilot-member table:name="875,1999694589704" table:display="true" table:show-details="true"/>
                <table:data-pilot-member table:name="894,8013732677313" table:display="true" table:show-details="true"/>
                <table:data-pilot-member table:name="948,21404097436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elle_20_Ecke" style:display-name="Pivot Tabelle Ecke" style:family="table-cell" style:parent-style-name="Default"/>
    <style:style style:name="Pivot_20_Tabelle_20_Wert" style:display-name="Pivot Tabelle Wert" style:family="table-cell" style:parent-style-name="Default"/>
    <style:style style:name="Pivot_20_Tabelle_20_Feld" style:display-name="Pivot Tabelle Feld" style:family="table-cell" style:parent-style-name="Default"/>
    <style:style style:name="Pivot_20_Tabelle_20_Kategorie" style:display-name="Pivot 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_20_Tabelle_20_Titel" style:display-name="Pivot 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elle_20_Ergebnis" style:display-name="Pivot 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31.07.2016</text:date>, <text:time>15:54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7-31T15:54:27</dc:date>
    <dc:creator>Thomas Sachse</dc:creator>
    <meta:editing-duration>PT57S</meta:editing-duration>
    <meta:editing-cycles>1</meta:editing-cycles>
    <meta:document-statistic meta:table-count="1" meta:cell-count="5546" meta:object-count="0"/>
  </office:meta>
</office:document-meta>
</file>